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002cm" fo:margin-top="0cm" fo:margin-bottom="0cm" table:align="left" style:writing-mode="page"/>
    </style:style>
    <style:style style:name="Таблица1.A" style:family="table-column">
      <style:table-column-properties style:column-width="17.011cm"/>
    </style:style>
    <style:style style:name="Таблица1.1" style:family="table-row">
      <style:table-row-properties style:row-height="2.2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11cm" fo:margin-left="0.002cm" fo:margin-top="0cm" fo:margin-bottom="0cm" table:align="left" style:writing-mode="page"/>
    </style:style>
    <style:style style:name="Таблица2.A" style:family="table-column">
      <style:table-column-properties style:column-width="5.75cm"/>
    </style:style>
    <style:style style:name="Таблица2.B" style:family="table-column">
      <style:table-column-properties style:column-width="0.501cm"/>
    </style:style>
    <style:style style:name="Таблица2.C" style:family="table-column">
      <style:table-column-properties style:column-width="4.995cm"/>
    </style:style>
    <style:style style:name="Таблица2.D" style:family="table-column">
      <style:table-column-properties style:column-width="0.416cm"/>
    </style:style>
    <style:style style:name="Таблица2.E" style:family="table-column">
      <style:table-column-properties style:column-width="5.34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2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7.002cm" fo:margin-left="0.002cm" fo:margin-top="0cm" fo:margin-bottom="0cm" table:align="left" style:writing-mode="page"/>
    </style:style>
    <style:style style:name="Таблица3.A" style:family="table-column">
      <style:table-column-properties style:column-width="17.00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3.2" style:family="table-row">
      <style:table-row-properties style:min-row-height="4.628cm" fo:keep-together="auto"/>
    </style:style>
    <style:style style:name="Таблица3.3" style:family="table-row">
      <style:table-row-properties style:min-row-height="2cm" fo:keep-together="auto"/>
    </style:style>
    <style:style style:name="Таблица4" style:family="table">
      <style:table-properties style:width="17.002cm" fo:margin-left="0.002cm" fo:margin-top="0cm" fo:margin-bottom="0cm" table:align="left" style:writing-mode="page"/>
    </style:style>
    <style:style style:name="Таблица4.A" style:family="table-column">
      <style:table-column-properties style:column-width="3.821cm"/>
    </style:style>
    <style:style style:name="Таблица4.B" style:family="table-column">
      <style:table-column-properties style:column-width="0.307cm"/>
    </style:style>
    <style:style style:name="Таблица4.C" style:family="table-column">
      <style:table-column-properties style:column-width="2.748cm"/>
    </style:style>
    <style:style style:name="Таблица4.D" style:family="table-column">
      <style:table-column-properties style:column-width="0.418cm"/>
    </style:style>
    <style:style style:name="Таблица4.E" style:family="table-column">
      <style:table-column-properties style:column-width="4.655cm"/>
    </style:style>
    <style:style style:name="Таблица4.F" style:family="table-column">
      <style:table-column-properties style:column-width="0.416cm"/>
    </style:style>
    <style:style style:name="Таблица4.G" style:family="table-column">
      <style:table-column-properties style:column-width="4.637cm"/>
    </style:style>
    <style:style style:name="Таблица4.1" style:family="table-row">
      <style:table-row-properties style:min-row-height="0.6cm"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="none"/>
    </style:style>
    <style:style style:name="Таблица4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4.E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4.2" style:family="table-row">
      <style:table-row-properties style:min-row-height="0.295cm" fo:keep-together="auto"/>
    </style:style>
    <style:style style:name="Таблица4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4.E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5" style:family="table">
      <style:table-properties style:width="17.002cm" fo:margin-left="0.002cm" fo:margin-top="0cm" fo:margin-bottom="0cm" table:align="left" style:writing-mode="page"/>
    </style:style>
    <style:style style:name="Таблица5.A" style:family="table-column">
      <style:table-column-properties style:column-width="10.793cm"/>
    </style:style>
    <style:style style:name="Таблица5.B" style:family="table-column">
      <style:table-column-properties style:column-width="6.209cm"/>
    </style:style>
    <style:style style:name="Таблица5.1" style:family="table-row">
      <style:table-row-properties style:min-row-height="1.984cm"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="none"/>
    </style:style>
    <style:style style:name="Таблица5.B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le1" style:family="table">
      <style:table-properties style:width="16.501cm" table:align="margins" style:writing-mode="lr-tb"/>
    </style:style>
    <style:style style:name="Table1.A" style:family="table-column">
      <style:table-column-properties style:column-width="5.5cm" style:rel-column-width="3118*"/>
    </style:style>
    <style:style style:name="Table1.C" style:family="table-column">
      <style:table-column-properties style:column-width="5.502cm" style:rel-column-width="3119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6.501cm" table:align="margins" style:writing-mode="lr-tb"/>
    </style:style>
    <style:style style:name="Table2.A" style:family="table-column">
      <style:table-column-properties style:column-width="5.5cm" style:rel-column-width="3118*"/>
    </style:style>
    <style:style style:name="Table2.C" style:family="table-column">
      <style:table-column-properties style:column-width="5.502cm" style:rel-column-width="3119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6.501cm" table:align="margins" style:writing-mode="lr-tb"/>
    </style:style>
    <style:style style:name="Table3.A" style:family="table-column">
      <style:table-column-properties style:column-width="5.5cm" style:rel-column-width="3118*"/>
    </style:style>
    <style:style style:name="Table3.C" style:family="table-column">
      <style:table-column-properties style:column-width="5.502cm" style:rel-column-width="3119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6.501cm" table:align="margins" style:writing-mode="lr-tb"/>
    </style:style>
    <style:style style:name="Table4.A" style:family="table-column">
      <style:table-column-properties style:column-width="5.5cm" style:rel-column-width="3118*"/>
    </style:style>
    <style:style style:name="Table4.C" style:family="table-column">
      <style:table-column-properties style:column-width="5.502cm" style:rel-column-width="3119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C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C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6.501cm" table:align="margins" style:writing-mode="lr-tb"/>
    </style:style>
    <style:style style:name="Table5.A" style:family="table-column">
      <style:table-column-properties style:column-width="5.5cm" style:rel-column-width="3118*"/>
    </style:style>
    <style:style style:name="Table5.C" style:family="table-column">
      <style:table-column-properties style:column-width="5.502cm" style:rel-column-width="3119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C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C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6.501cm" table:align="margins" style:writing-mode="lr-tb"/>
    </style:style>
    <style:style style:name="Table6.A" style:family="table-column">
      <style:table-column-properties style:column-width="5.5cm" style:rel-column-width="3118*"/>
    </style:style>
    <style:style style:name="Table6.C" style:family="table-column">
      <style:table-column-properties style:column-width="5.502cm" style:rel-column-width="3119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First_20_Page">
      <style:paragraph-properties fo:margin-left="-0.25cm" fo:text-align="center" style:justify-single-word="false" fo:orphans="0" fo:widows="0" style:page-number="auto"/>
    </style:style>
    <style:style style:name="P2" style:family="paragraph" style:parent-style-name="Standard">
      <style:paragraph-properties fo:margin-left="-0.501cm" fo:margin-right="-0.252cm"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margin-top="0.847cm" fo:margin-bottom="0cm" style:contextual-spacing="false" fo:text-align="center" style:justify-single-word="false" fo:orphans="0" fo:widows="0"/>
    </style:style>
    <style:style style:name="P5" style:family="paragraph" style:parent-style-name="Standard">
      <style:paragraph-properties fo:margin-top="0.247cm" fo:margin-bottom="0cm" style:contextual-spacing="false" fo:text-align="center" style:justify-single-word="false" fo:orphans="0" fo:widows="0"/>
    </style:style>
    <style:style style:name="P6" style:family="paragraph" style:parent-style-name="Standard">
      <style:paragraph-properties fo:margin-top="0.529cm" fo:margin-bottom="0cm" style:contextual-spacing="false" fo:orphans="0" fo:widows="0">
        <style:tab-stops>
          <style:tab-stop style:position="8.25cm" style:type="center"/>
        </style:tab-stops>
      </style:paragraph-properties>
    </style:style>
    <style:style style:name="P7" style:family="paragraph" style:parent-style-name="Standard">
      <style:paragraph-properties fo:margin-top="0.353cm" fo:margin-bottom="0cm" style:contextual-spacing="false" fo:line-height="150%" fo:orphans="0" fo:widows="0"/>
    </style:style>
    <style:style style:name="P8" style:family="paragraph" style:parent-style-name="Standard">
      <style:paragraph-properties fo:line-height="0.318cm" fo:text-align="center" style:justify-single-word="false" fo:orphans="0" fo:widows="0"/>
    </style:style>
    <style:style style:name="P9" style:family="paragraph" style:parent-style-name="Standard">
      <style:paragraph-properties fo:line-height="0.318cm" fo:orphans="0" fo:widows="0"/>
      <style:text-properties fo:font-size="11pt" style:font-size-asian="11pt" style:font-size-complex="11pt"/>
    </style:style>
    <style:style style:name="P10" style:family="paragraph" style:parent-style-name="Text_20_body">
      <style:paragraph-properties fo:margin-top="0cm" fo:margin-bottom="0cm" style:contextual-spacing="false"/>
    </style:style>
    <style:style style:name="P11" style:family="paragraph" style:parent-style-name="Text_20_body">
      <style:paragraph-properties fo:margin-top="0.529cm" fo:margin-bottom="0cm" style:contextual-spacing="false"/>
    </style:style>
    <style:style style:name="P12" style:family="paragraph" style:parent-style-name="Heading_20_1">
      <style:paragraph-properties fo:margin-top="1.27cm" fo:margin-bottom="1.27cm" style:contextual-spacing="false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0" fo:widows="0"/>
    </style:style>
    <style:style style:name="P14" style:family="paragraph" style:parent-style-name="Standard">
      <style:paragraph-properties fo:margin-top="0.706cm" fo:margin-bottom="0cm" style:contextual-spacing="false" fo:line-height="150%" fo:orphans="0" fo:widows="0"/>
    </style:style>
    <style:style style:name="P15" style:family="paragraph" style:parent-style-name="Standard">
      <style:paragraph-properties fo:margin-left="-0.191cm" fo:margin-top="0.247cm" fo:margin-bottom="0cm" style:contextual-spacing="false" fo:orphans="0" fo:widows="0"/>
    </style:style>
    <style:style style:name="P16" style:family="paragraph" style:parent-style-name="Standard">
      <style:paragraph-properties fo:line-height="100%" fo:text-align="center" style:justify-single-word="false" fo:orphans="0" fo:widows="0"/>
      <style:text-properties fo:font-size="11pt" officeooo:rsid="001a5e3a" officeooo:paragraph-rsid="001a5e3a" style:font-size-asian="11pt" style:font-size-complex="11pt"/>
    </style:style>
    <style:style style:name="P17" style:family="paragraph" style:parent-style-name="Standard">
      <style:paragraph-properties fo:margin-top="0.247cm" fo:margin-bottom="0cm" style:contextual-spacing="false" fo:text-align="end" style:justify-single-word="false" fo:orphans="0" fo:widows="0"/>
    </style:style>
    <style:style style:name="P18" style:family="paragraph" style:parent-style-name="Standard">
      <style:paragraph-properties fo:margin-top="0.247cm" fo:margin-bottom="0cm" style:contextual-spacing="false" fo:text-align="center" style:justify-single-word="false" fo:orphans="0" fo:widows="0"/>
      <style:text-properties officeooo:rsid="001a5e3a" officeooo:paragraph-rsid="001a5e3a"/>
    </style:style>
    <style:style style:name="P19" style:family="paragraph" style:parent-style-name="Standard">
      <style:paragraph-properties fo:line-height="0.318cm" fo:text-align="center" style:justify-single-word="false" fo:orphans="0" fo:widows="0"/>
      <style:text-properties fo:font-size="10pt" style:font-size-asian="10pt" style:font-size-complex="10pt"/>
    </style:style>
    <style:style style:name="P20" style:family="paragraph" style:parent-style-name="Standard">
      <style:paragraph-properties fo:line-height="0.318cm" fo:orphans="0" fo:widows="0">
        <style:tab-stops>
          <style:tab-stop style:position="1.337cm" style:type="center"/>
        </style:tab-stops>
      </style:paragraph-properties>
    </style:style>
    <style:style style:name="P21" style:family="paragraph" style:parent-style-name="Standard">
      <style:paragraph-properties fo:line-height="0.318cm" fo:text-align="end" style:justify-single-word="false" fo:orphans="0" fo:widows="0"/>
      <style:text-properties fo:font-size="10pt" style:font-size-asian="10pt" style:font-size-complex="10pt"/>
    </style:style>
    <style:style style:name="P22" style:family="paragraph" style:parent-style-name="Standard">
      <style:paragraph-properties fo:line-height="0.318cm" fo:orphans="0" fo:widows="0"/>
      <style:text-properties fo:font-size="10pt" style:font-size-asian="10pt" style:font-size-complex="10pt"/>
    </style:style>
    <style:style style:name="P23" style:family="paragraph" style:parent-style-name="Standard">
      <style:paragraph-properties fo:line-height="0.318cm" fo:orphans="0" fo:widows="0"/>
    </style:style>
    <style:style style:name="P24" style:family="paragraph" style:parent-style-name="Standard">
      <style:paragraph-properties fo:line-height="100%" fo:text-align="end" style:justify-single-word="false" fo:orphans="0" fo:widows="0"/>
      <style:text-properties fo:font-size="11pt" officeooo:rsid="001a5e3a" officeooo:paragraph-rsid="001a5e3a" style:font-size-asian="11pt" style:font-size-complex="11pt"/>
    </style:style>
    <style:style style:name="P25" style:family="paragraph" style:parent-style-name="Standard">
      <style:paragraph-properties fo:margin-top="0.882cm" fo:margin-bottom="0cm" style:contextual-spacing="false" fo:text-align="center" style:justify-single-word="false" fo:orphans="0" fo:widows="0"/>
    </style:style>
    <style:style style:name="P26" style:family="paragraph" style:parent-style-name="Standard">
      <style:paragraph-properties fo:text-align="center" style:justify-single-word="false" fo:orphans="0" fo:widows="0"/>
      <style:text-properties officeooo:paragraph-rsid="001a5e3a"/>
    </style:style>
    <style:style style:name="P27" style:family="paragraph" style:parent-style-name="ГОСТ_20_Текст">
      <style:paragraph-properties fo:break-before="page"/>
    </style:style>
    <style:style style:name="P28" style:family="paragraph" style:parent-style-name="ГОСТ_20_Текст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9" style:family="paragraph" style:parent-style-name="Standard">
      <style:paragraph-properties fo:text-align="center" style:justify-single-word="false" fo:orphans="0" fo:widows="0"/>
      <style:text-properties officeooo:rsid="001a5e3a" officeooo:paragraph-rsid="001a5e3a"/>
    </style:style>
    <style:style style:name="P30" style:family="paragraph" style:parent-style-name="ГОСТ_20_Заголовок" style:list-style-name="WWNum1" style:master-page-name="Converted2">
      <style:paragraph-properties fo:margin-left="1.251cm" fo:text-indent="0cm" style:auto-text-indent="false" style:page-number="auto" fo:break-before="page" text:number-lines="true" text:line-number="0"/>
      <style:text-properties officeooo:paragraph-rsid="001c5c8e"/>
    </style:style>
    <style:style style:name="P31" style:family="paragraph" style:parent-style-name="ГОСТ_20_Текст">
      <style:text-properties officeooo:paragraph-rsid="003c96e5" fo:background-color="transparent"/>
    </style:style>
    <style:style style:name="P32" style:family="paragraph" style:parent-style-name="ГОСТ_20_Текст">
      <style:text-properties fo:background-color="transparent"/>
    </style:style>
    <style:style style:name="P33" style:family="paragraph" style:parent-style-name="ГОСТ_20_Текст">
      <style:text-properties fo:background-color="#ffff00"/>
    </style:style>
    <style:style style:name="P34" style:family="paragraph" style:parent-style-name="ГОСТ_20_Заголовок" style:list-style-name="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2" fo:widows="2" fo:text-indent="0cm" style:auto-text-indent="false" style:page-number="auto" fo:break-before="page" fo:background-color="transparent" style:writing-mode="lr-tb">
        <style:tab-stops/>
      </style:paragraph-properties>
      <style:text-properties officeooo:rsid="002fae04" officeooo:paragraph-rsid="002fae04"/>
    </style:style>
    <style:style style:name="P35" style:family="paragraph" style:parent-style-name="ГОСТ_20_Текст">
      <style:paragraph-properties fo:margin-left="1.886cm" fo:text-indent="0cm" style:auto-text-indent="false"/>
      <style:text-properties officeooo:paragraph-rsid="001c5c8e"/>
    </style:style>
    <style:style style:name="P36" style:family="paragraph" style:parent-style-name="ГОСТ_20_Заголовок" style:list-style-name="WWNum1" style:master-page-name="">
      <loext:graphic-properties draw:fill="none"/>
      <style:paragraph-properties fo:margin-left="1.9cm" fo:margin-right="0cm" fo:margin-top="0cm" fo:margin-bottom="0cm" style:contextual-spacing="true" fo:line-height="150%" fo:text-align="justify" style:justify-single-word="false" fo:orphans="2" fo:widows="2" fo:text-indent="-0.6cm" style:auto-text-indent="false" style:page-number="auto" fo:break-before="page" fo:background-color="transparent" style:writing-mode="lr-tb">
        <style:tab-stops/>
      </style:paragraph-properties>
      <style:text-properties officeooo:paragraph-rsid="001c5c8e"/>
    </style:style>
    <style:style style:name="P37" style:family="paragraph" style:parent-style-name="ГОСТ_20_Текст">
      <style:text-properties officeooo:rsid="0036b1e7" officeooo:paragraph-rsid="0036b1e7" fo:background-color="transparent"/>
    </style:style>
    <style:style style:name="P38" style:family="paragraph" style:parent-style-name="ГОСТ_20_Текст" style:list-style-name="L1">
      <style:text-properties officeooo:rsid="0036b1e7" officeooo:paragraph-rsid="0036b1e7" fo:background-color="transparent"/>
    </style:style>
    <style:style style:name="P39" style:family="paragraph" style:parent-style-name="ГОСТ_20_Текст">
      <style:paragraph-properties fo:text-indent="0cm" style:auto-text-indent="false"/>
      <style:text-properties officeooo:rsid="0036b1e7" officeooo:paragraph-rsid="0036b1e7" fo:background-color="transparent"/>
    </style:style>
    <style:style style:name="P40" style:family="paragraph" style:parent-style-name="ГОСТ_20_Заголовок">
      <style:paragraph-properties fo:margin-top="0cm" fo:margin-bottom="0cm" style:contextual-spacing="true"/>
      <style:text-properties officeooo:paragraph-rsid="0036b2d3"/>
    </style:style>
    <style:style style:name="P41" style:family="paragraph" style:parent-style-name="ГОСТ_20_Заголовок">
      <style:paragraph-properties fo:margin-top="0cm" fo:margin-bottom="0cm" style:contextual-spacing="true"/>
      <style:text-properties officeooo:rsid="0036b2d3" officeooo:paragraph-rsid="0036b2d3"/>
    </style:style>
    <style:style style:name="P42" style:family="paragraph" style:parent-style-name="ГОСТ_20_Текст">
      <style:text-properties officeooo:rsid="0038a5d8" officeooo:paragraph-rsid="0038a5d8"/>
    </style:style>
    <style:style style:name="P43" style:family="paragraph" style:parent-style-name="ГОСТ_20_Текст">
      <style:text-properties officeooo:paragraph-rsid="0036b2d3" fo:background-color="#ffff00"/>
    </style:style>
    <style:style style:name="P44" style:family="paragraph" style:parent-style-name="ГОСТ_20_Текст">
      <style:paragraph-properties fo:text-indent="0cm" style:auto-text-indent="false"/>
      <style:text-properties officeooo:paragraph-rsid="0036b1e7" fo:background-color="#ffff00"/>
    </style:style>
    <style:style style:name="P45" style:family="paragraph" style:parent-style-name="ГОСТ_20_Текст">
      <style:paragraph-properties fo:text-indent="0cm" style:auto-text-indent="false"/>
      <style:text-properties officeooo:paragraph-rsid="0036b1e7"/>
    </style:style>
    <style:style style:name="P46" style:family="paragraph" style:parent-style-name="ГОСТ_20_Текст">
      <style:text-properties officeooo:paragraph-rsid="003e190a" fo:background-color="transparent"/>
    </style:style>
    <style:style style:name="P47" style:family="paragraph" style:parent-style-name="ГОСТ_20_Текст">
      <style:text-properties officeooo:rsid="003e190a" officeooo:paragraph-rsid="0042c631" fo:background-color="transparent"/>
    </style:style>
    <style:style style:name="P48" style:family="paragraph" style:parent-style-name="ГОСТ_20_Текст">
      <style:paragraph-properties fo:margin-left="1.886cm" fo:text-indent="0cm" style:auto-text-indent="false"/>
      <style:text-properties officeooo:paragraph-rsid="001c5c8e" fo:background-color="#ffff00"/>
    </style:style>
    <style:style style:name="P49" style:family="paragraph" style:parent-style-name="ГОСТ_20_Текст">
      <style:text-properties officeooo:paragraph-rsid="003c96e5" fo:background-color="#ffff00"/>
    </style:style>
    <style:style style:name="P50" style:family="paragraph" style:parent-style-name="ГОСТ_20_Заголовок" style:list-style-name="WWNum1" style:master-page-name="">
      <loext:graphic-properties draw:fill="none"/>
      <style:paragraph-properties fo:margin-left="1.799cm" fo:margin-right="0cm" fo:margin-top="0cm" fo:margin-bottom="0cm" style:contextual-spacing="true" fo:line-height="150%" fo:text-align="justify" style:justify-single-word="false" fo:orphans="2" fo:widows="2" fo:text-indent="-0.499cm" style:auto-text-indent="false" style:page-number="auto" fo:break-before="page" fo:background-color="transparent" style:writing-mode="lr-tb">
        <style:tab-stops/>
      </style:paragraph-properties>
      <style:text-properties officeooo:paragraph-rsid="001c5c8e"/>
    </style:style>
    <style:style style:name="P51" style:family="paragraph" style:parent-style-name="ГОСТ_20_Текст">
      <style:text-properties officeooo:paragraph-rsid="00599914"/>
    </style:style>
    <style:style style:name="P52" style:family="paragraph" style:parent-style-name="ГОСТ_20_Текст">
      <style:text-properties officeooo:paragraph-rsid="00469618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" officeooo:rsid="0043cd85" officeooo:paragraph-rsid="0043cd85" style:font-name-complex="Times New Roman1"/>
    </style:style>
    <style:style style:name="P54" style:family="paragraph" style:parent-style-name="Table_20_Contents">
      <style:text-properties style:font-name="Times New Roman" officeooo:rsid="0043cd85" officeooo:paragraph-rsid="0043cd85" style:font-name-complex="Times New Roman1"/>
    </style:style>
    <style:style style:name="P55" style:family="paragraph" style:parent-style-name="Table_20_Contents">
      <style:text-properties style:font-name="Times New Roman" officeooo:rsid="00469618" officeooo:paragraph-rsid="00469618" style:font-name-complex="Times New Roman1"/>
    </style:style>
    <style:style style:name="P56" style:family="paragraph" style:parent-style-name="Table_20_Contents">
      <style:text-properties style:font-name="Times New Roman" officeooo:rsid="0047a7d8" officeooo:paragraph-rsid="0047a7d8" style:font-name-complex="Times New Roman1"/>
    </style:style>
    <style:style style:name="P57" style:family="paragraph" style:parent-style-name="Table_20_Contents">
      <style:text-properties style:font-name="Times New Roman" officeooo:rsid="0044ec6f" officeooo:paragraph-rsid="0044ec6f" style:font-name-complex="Times New Roman1"/>
    </style:style>
    <style:style style:name="P58" style:family="paragraph" style:parent-style-name="Table_20_Contents">
      <style:text-properties style:font-name="Times New Roman" officeooo:rsid="0044ec6f" officeooo:paragraph-rsid="0048ed62" style:font-name-complex="Times New Roman1"/>
    </style:style>
    <style:style style:name="P59" style:family="paragraph" style:parent-style-name="Table_20_Contents">
      <style:text-properties style:font-name="Times New Roman" officeooo:rsid="00599914" officeooo:paragraph-rsid="00599914" style:font-name-complex="Times New Roman1"/>
    </style:style>
    <style:style style:name="P60" style:family="paragraph" style:parent-style-name="ГОСТ_20_Текст">
      <style:paragraph-properties fo:text-indent="0cm" style:auto-text-indent="false"/>
      <style:text-properties officeooo:rsid="00469618" officeooo:paragraph-rsid="00469618"/>
    </style:style>
    <style:style style:name="P61" style:family="paragraph" style:parent-style-name="ГОСТ_20_Текст">
      <style:text-properties officeooo:paragraph-rsid="0043cd85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" officeooo:rsid="0043cd85" officeooo:paragraph-rsid="004a5ec3" style:font-name-complex="Times New Roman1"/>
    </style:style>
    <style:style style:name="P63" style:family="paragraph" style:parent-style-name="Table_20_Contents">
      <style:text-properties style:font-name="Times New Roman" officeooo:rsid="0043cd85" officeooo:paragraph-rsid="0044ec6f" style:font-name-complex="Times New Roman1"/>
    </style:style>
    <style:style style:name="P64" style:family="paragraph" style:parent-style-name="Table_20_Contents">
      <style:text-properties style:font-name="Times New Roman" officeooo:rsid="0044ec6f" officeooo:paragraph-rsid="004a5ec3" style:font-name-complex="Times New Roman1"/>
    </style:style>
    <style:style style:name="P65" style:family="paragraph" style:parent-style-name="Table_20_Contents">
      <style:text-properties style:font-name="Times New Roman" officeooo:rsid="004bde77" officeooo:paragraph-rsid="004bde77" style:font-name-complex="Times New Roman1"/>
    </style:style>
    <style:style style:name="P66" style:family="paragraph" style:parent-style-name="Table_20_Contents">
      <style:text-properties style:font-name="Times New Roman" officeooo:rsid="0044ec6f" officeooo:paragraph-rsid="004b71aa" style:font-name-complex="Times New Roman1"/>
    </style:style>
    <style:style style:name="P67" style:family="paragraph" style:parent-style-name="Table_20_Contents">
      <style:text-properties style:font-name="Times New Roman" officeooo:rsid="00541b16" officeooo:paragraph-rsid="00541b16" style:font-name-complex="Times New Roman1"/>
    </style:style>
    <style:style style:name="P68" style:family="paragraph" style:parent-style-name="Standard">
      <style:text-properties officeooo:rsid="00469618" officeooo:paragraph-rsid="004a5ec3"/>
    </style:style>
    <style:style style:name="P69" style:family="paragraph" style:parent-style-name="ГОСТ_20_Текст">
      <style:text-properties officeooo:rsid="00469618" officeooo:paragraph-rsid="00469618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n" officeooo:rsid="0043cd85" officeooo:paragraph-rsid="004bde77" style:font-name-complex="Times New Roman1"/>
    </style:style>
    <style:style style:name="P71" style:family="paragraph" style:parent-style-name="Table_20_Contents">
      <style:text-properties style:font-name="Times New Roman" officeooo:rsid="0044ec6f" officeooo:paragraph-rsid="004bde77" style:font-name-complex="Times New Roman1"/>
    </style:style>
    <style:style style:name="P72" style:family="paragraph" style:parent-style-name="Table_20_Contents">
      <style:text-properties style:font-name="Times New Roman" officeooo:rsid="0055c656" officeooo:paragraph-rsid="0055c656" style:font-name-complex="Times New Roman1"/>
    </style:style>
    <style:style style:name="P73" style:family="paragraph" style:parent-style-name="Table_20_Contents">
      <style:text-properties style:font-name="Times New Roman" officeooo:rsid="0057c340" officeooo:paragraph-rsid="0057c340" style:font-name-complex="Times New Roman1"/>
    </style:style>
    <style:style style:name="P74" style:family="paragraph" style:parent-style-name="Standard">
      <style:text-properties officeooo:rsid="00469618" officeooo:paragraph-rsid="004bde77"/>
    </style:style>
    <style:style style:name="P75" style:family="paragraph" style:parent-style-name="Table_20_Contents">
      <style:paragraph-properties fo:text-align="center" style:justify-single-word="false"/>
      <style:text-properties style:font-name="Times New Roman" officeooo:rsid="0043cd85" officeooo:paragraph-rsid="004c8269" style:font-name-complex="Times New Roman1"/>
    </style:style>
    <style:style style:name="P76" style:family="paragraph" style:parent-style-name="Table_20_Contents">
      <style:text-properties style:font-name="Times New Roman" officeooo:rsid="004c8269" officeooo:paragraph-rsid="004c8269" style:font-name-complex="Times New Roman1"/>
    </style:style>
    <style:style style:name="P77" style:family="paragraph" style:parent-style-name="Table_20_Contents">
      <style:text-properties style:font-name="Times New Roman" officeooo:rsid="004bde77" officeooo:paragraph-rsid="004c8269" style:font-name-complex="Times New Roman1"/>
    </style:style>
    <style:style style:name="P78" style:family="paragraph" style:parent-style-name="Table_20_Contents">
      <style:text-properties style:font-name="Times New Roman" officeooo:rsid="004d7457" officeooo:paragraph-rsid="004d7457" style:font-name-complex="Times New Roman1"/>
    </style:style>
    <style:style style:name="P79" style:family="paragraph" style:parent-style-name="Table_20_Contents">
      <style:text-properties style:font-name="Times New Roman" officeooo:rsid="004c8269" officeooo:paragraph-rsid="004d7457" style:font-name-complex="Times New Roman1"/>
    </style:style>
    <style:style style:name="P80" style:family="paragraph" style:parent-style-name="Standard">
      <style:text-properties officeooo:rsid="00469618" officeooo:paragraph-rsid="004c8269"/>
    </style:style>
    <style:style style:name="P81" style:family="paragraph" style:parent-style-name="ГОСТ_20_Текст">
      <style:text-properties officeooo:rsid="0047a7d8" officeooo:paragraph-rsid="0047a7d8"/>
    </style:style>
    <style:style style:name="P82" style:family="paragraph" style:parent-style-name="Table_20_Contents">
      <style:paragraph-properties fo:text-align="center" style:justify-single-word="false"/>
      <style:text-properties style:font-name="Times New Roman" officeooo:rsid="0043cd85" officeooo:paragraph-rsid="004efe48" style:font-name-complex="Times New Roman1"/>
    </style:style>
    <style:style style:name="P83" style:family="paragraph" style:parent-style-name="Table_20_Contents">
      <style:text-properties style:font-name="Times New Roman" officeooo:rsid="004efe48" officeooo:paragraph-rsid="004efe48" style:font-name-complex="Times New Roman1"/>
    </style:style>
    <style:style style:name="P84" style:family="paragraph" style:parent-style-name="Table_20_Contents">
      <style:text-properties style:font-name="Times New Roman" officeooo:rsid="004bde77" officeooo:paragraph-rsid="004efe48" style:font-name-complex="Times New Roman1"/>
    </style:style>
    <style:style style:name="P85" style:family="paragraph" style:parent-style-name="Standard">
      <style:text-properties officeooo:rsid="0047a7d8" officeooo:paragraph-rsid="004efe48"/>
    </style:style>
    <style:style style:name="P86" style:family="paragraph" style:parent-style-name="Table_20_Contents">
      <style:paragraph-properties fo:text-align="center" style:justify-single-word="false"/>
      <style:text-properties style:font-name="Times New Roman" officeooo:rsid="0043cd85" officeooo:paragraph-rsid="00518f97" style:font-name-complex="Times New Roman1"/>
    </style:style>
    <style:style style:name="P87" style:family="paragraph" style:parent-style-name="Table_20_Contents">
      <style:text-properties style:font-name="Times New Roman" officeooo:rsid="00518f97" officeooo:paragraph-rsid="00518f97" style:font-name-complex="Times New Roman1"/>
    </style:style>
    <style:style style:name="P88" style:family="paragraph" style:parent-style-name="Table_20_Contents">
      <style:text-properties style:font-name="Times New Roman" officeooo:rsid="004bde77" officeooo:paragraph-rsid="00518f97" style:font-name-complex="Times New Roman1"/>
    </style:style>
    <style:style style:name="P89" style:family="paragraph" style:parent-style-name="Standard">
      <style:text-properties officeooo:rsid="003c8a1a" officeooo:paragraph-rsid="00518f97"/>
    </style:style>
    <style:style style:name="P90" style:family="paragraph" style:parent-style-name="ГОСТ_20_Заголовок" style:list-style-name="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2" fo:widows="2" fo:text-indent="0cm" style:auto-text-indent="false" style:page-number="auto" fo:break-before="page" fo:background-color="transparent" style:writing-mode="lr-tb"/>
      <style:text-properties officeooo:paragraph-rsid="001c5c8e"/>
    </style:style>
    <style:style style:name="P91" style:family="paragraph" style:parent-style-name="ГОСТ_20_Текст">
      <style:text-properties officeooo:paragraph-rsid="005c03ec" fo:background-color="transparent"/>
    </style:style>
    <style:style style:name="P92" style:family="paragraph" style:parent-style-name="ГОСТ_20_Текст">
      <style:paragraph-properties fo:text-align="justify" style:justify-single-word="false"/>
    </style:style>
    <style:style style:name="P93" style:family="paragraph" style:parent-style-name="ГОСТ_20_Текст">
      <style:text-properties officeooo:rsid="005af343" officeooo:paragraph-rsid="005af343"/>
    </style:style>
    <style:style style:name="P94" style:family="paragraph" style:parent-style-name="ГОСТ_20_Заголовок" style:list-style-name="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2" fo:widows="2" fo:text-indent="0cm" style:auto-text-indent="false" style:page-number="auto" fo:break-before="page" fo:background-color="transparent" style:writing-mode="lr-tb"/>
      <style:text-properties officeooo:rsid="005d51de" officeooo:paragraph-rsid="005d51de"/>
    </style:style>
    <style:style style:name="T1" style:family="text">
      <style:text-properties style:rfc-language-tag-asian="x-none" style:font-weight-complex="bold"/>
    </style:style>
    <style:style style:name="T2" style:family="text">
      <style:text-properties fo:font-size="10pt" style:font-size-asian="10pt" style:font-size-complex="10pt" style:font-weight-complex="bold"/>
    </style:style>
    <style:style style:name="T3" style:family="text">
      <style:text-properties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officeooo:rsid="001a5e3a"/>
    </style:style>
    <style:style style:name="T6" style:family="text">
      <style:text-properties officeooo:rsid="003c8a1a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6pt" fo:font-weight="normal" style:font-size-asian="16pt" style:font-weight-asian="normal" style:font-size-complex="16pt"/>
    </style:style>
    <style:style style:name="T9" style:family="text">
      <style:text-properties fo:language="en" fo:country="US"/>
    </style:style>
    <style:style style:name="T10" style:family="text">
      <style:text-properties fo:color="#000000" loext:opacity="100%" style:font-name="Times New Roman" fo:font-size="12pt" fo:font-weight="bold" style:font-size-asian="12pt" style:font-weight-asian="bold" style:font-name-complex="Times New Roman1" style:font-size-complex="12pt"/>
    </style:style>
    <style:style style:name="T11" style:family="text">
      <style:text-properties fo:color="#000000" loext:opacity="100%" fo:font-size="12pt" fo:language="ru" fo:country="RU" fo:font-weight="bold" style:font-name-asian="Times New Roman1" style:font-size-asian="12pt" style:font-weight-asian="bold" style:font-name-complex="Times New Roman1" style:font-size-complex="12pt"/>
    </style:style>
    <style:style style:name="T12" style:family="text">
      <style:text-properties officeooo:rsid="003159fa"/>
    </style:style>
    <style:style style:name="T13" style:family="text">
      <style:text-properties officeooo:rsid="00323873"/>
    </style:style>
    <style:style style:name="T14" style:family="text">
      <style:text-properties officeooo:rsid="0034fb61"/>
    </style:style>
    <style:style style:name="T15" style:family="text">
      <style:text-properties officeooo:rsid="0036b2d3"/>
    </style:style>
    <style:style style:name="T16" style:family="text">
      <style:text-properties officeooo:rsid="0038bc98"/>
    </style:style>
    <style:style style:name="T17" style:family="text">
      <style:text-properties officeooo:rsid="0038a5d8"/>
    </style:style>
    <style:style style:name="T18" style:family="text">
      <style:text-properties officeooo:rsid="005f379b"/>
    </style:style>
    <style:style style:name="T19" style:family="text">
      <style:text-properties officeooo:rsid="003e190a"/>
    </style:style>
    <style:style style:name="T20" style:family="text">
      <style:text-properties officeooo:rsid="0041f81c"/>
    </style:style>
    <style:style style:name="T21" style:family="text">
      <style:text-properties officeooo:rsid="0042c631"/>
    </style:style>
    <style:style style:name="T22" style:family="text">
      <style:text-properties officeooo:rsid="0057c473"/>
    </style:style>
    <style:style style:name="T23" style:family="text">
      <style:text-properties officeooo:rsid="0043cd85"/>
    </style:style>
    <style:style style:name="T24" style:family="text">
      <style:text-properties officeooo:rsid="00599914"/>
    </style:style>
    <style:style style:name="T25" style:family="text">
      <style:text-properties officeooo:rsid="00469618"/>
    </style:style>
    <style:style style:name="T26" style:family="text">
      <style:text-properties officeooo:rsid="004a5ec3"/>
    </style:style>
    <style:style style:name="T27" style:family="text">
      <style:text-properties officeooo:rsid="0048ed62"/>
    </style:style>
    <style:style style:name="T28" style:family="text">
      <style:text-properties officeooo:rsid="0044ec6f"/>
    </style:style>
    <style:style style:name="T29" style:family="text">
      <style:text-properties officeooo:rsid="004b71aa"/>
    </style:style>
    <style:style style:name="T30" style:family="text">
      <style:text-properties officeooo:rsid="004bde77"/>
    </style:style>
    <style:style style:name="T31" style:family="text">
      <style:text-properties officeooo:rsid="004c8269"/>
    </style:style>
    <style:style style:name="T32" style:family="text">
      <style:text-properties officeooo:rsid="004d7457"/>
    </style:style>
    <style:style style:name="T33" style:family="text">
      <style:text-properties officeooo:rsid="004efe48"/>
    </style:style>
    <style:style style:name="T34" style:family="text">
      <style:text-properties officeooo:rsid="00518f97"/>
    </style:style>
    <style:style style:name="T35" style:family="text">
      <style:text-properties officeooo:rsid="005af343"/>
    </style:style>
    <style:style style:name="T36" style:family="text">
      <style:text-properties officeooo:rsid="005c03e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-start text:name="OLE_LINK1"/><text:span text:style-name="T1">МИНИСТЕРСТВО НАУКИ И ВЫСШЕГО ОБРАЗОВАНИЯ РОССИЙСКОЙ ФЕДЕРАЦИИ</text:span></text:p>
      <text:p text:style-name="P2">федеральное государственное автономное образовательное учреждение высшего образования</text:p>
      <text:p text:style-name="P3" loext:marker-style-name="T2"><text:span text:style-name="T3">«</text:span><text:span text:style-name="T2">САНКТ-ПЕТЕРБУРГСКИЙ ГОСУДАРСТВЕННЫЙ УНИВЕРСИТЕТ <text:line-break/>АЭРОКОСМИЧЕСКОГО ПРИБОРОСТРОЕНИЯ</text:span><text:bookmark-end text:name="OLE_LINK1"/><text:span text:style-name="T2">»</text:span></text:p>
      <text:p text:style-name="P4" loext:marker-style-name="T4"><text:span text:style-name="T4">ИНСТИТУТ НЕПРЕРЫВНОГО И ДИСТАНЦИОННОГО ОБРАЗОВАНИЯ</text:span><text:span text:style-name="T4"/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5"><text:span text:style-name="T4">КАФЕДРА</text:span> №43 «Компьютерных технологий и программной инженерии»</text:p>
            <text:p text:style-name="P5"/>
          </table:table-cell>
        </table:table-row>
      </table:table>
      <text:p text:style-name="P6">КУРСОВ<text:span text:style-name="T5">ОЙ </text:span>ПРОЕКТ<text:line-break/>ЗАЩИЩЕН С ОЦЕНКОЙ<text:tab/><text:tab/><text:tab/><text:tab/><text:tab/></text:p>
      <text:p text:style-name="P7">РУКОВОДИТЕЛЬ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5"><text:span text:style-name="T6">с</text:span>т. преподаватель</text:p>
          </table:table-cell>
          <table:table-cell table:style-name="Таблица2.B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B1" office:value-type="string">
            <text:p text:style-name="P5"/>
          </table:table-cell>
          <table:table-cell table:style-name="Таблица2.A1" office:value-type="string">
            <text:p text:style-name="P5">С.А. Рогачев</text:p>
          </table:table-cell>
        </table:table-row>
        <table:table-row table:style-name="Таблица2.1">
          <table:table-cell table:style-name="Таблица2.B1" office:value-type="string">
            <text:p text:style-name="P8" loext:marker-style-name="T4"><text:span text:style-name="T4">должность, уч. степень, звание</text:span><text:span text:style-name="T4"/></text:p>
          </table:table-cell>
          <table:table-cell table:style-name="Таблица2.B1" office:value-type="string">
            <text:p text:style-name="P9" loext:marker-style-name="T7"/>
          </table:table-cell>
          <table:table-cell table:style-name="Таблица2.B1" office:value-type="string">
            <text:p text:style-name="P8" loext:marker-style-name="T4"><text:span text:style-name="T4">подпись, дата</text:span><text:span text:style-name="T4"/></text:p>
          </table:table-cell>
          <table:table-cell table:style-name="Таблица2.B1" office:value-type="string">
            <text:p text:style-name="P9" loext:marker-style-name="T7"/>
          </table:table-cell>
          <table:table-cell table:style-name="Таблица2.B1" office:value-type="string">
            <text:p text:style-name="P8" loext:marker-style-name="T4"><text:span text:style-name="T4">инициалы, фамилия</text:span><text:span text:style-name="T4"/></text:p>
          </table:table-cell>
        </table:table-row>
      </table:table>
      <text:p text:style-name="P10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11">ПОЯСНИТЕЛЬНАЯ ЗАПИСКА<text:line-break/>К КУРСОВО<text:span text:style-name="T5">МУ </text:span>ПРОЕКТУ</text:p>
          </table:table-cell>
        </table:table-row>
        <table:table-row table:style-name="Таблица3.2">
          <table:table-cell table:style-name="Таблица3.A1" office:value-type="string">
            <text:h text:style-name="P12" text:outline-level="1" loext:marker-style-name="T8"><text:span text:style-name="T8">ИСПОЛЬЗОВАНИЕ ЗАДАННЫХ СТРУКТУР ДАННЫХ И АЛГОРИТМОВ ПРИ РАЗРАБОТКЕ ПРОГРАММНОГО ОБЕСПЕЧЕНИЯ ИНФОРМАЦИОННОЙ СИСТЕМЫ</text:span></text:h>
            <text:p text:style-name="Standard"/>
          </table:table-cell>
        </table:table-row>
        <table:table-row table:style-name="Таблица3.3">
          <table:table-cell table:style-name="Таблица3.A1" office:value-type="string">
            <text:p text:style-name="P13">по дисциплине: Алгоритмы и структуры данных</text:p>
          </table:table-cell>
        </table:table-row>
      </table:table>
      <text:p text:style-name="P14">РАБОТУ ВЫПОЛНИЛ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row table:style-name="Таблица4.1">
          <table:table-cell table:style-name="Таблица4.A1" office:value-type="string">
            <text:p text:style-name="P15">СТУДЕНТ<text:bookmark text:name="_GoBack"/> гр. №</text:p>
          </table:table-cell>
          <table:table-cell table:style-name="Таблица4.B1" table:number-columns-spanned="2" office:value-type="string">
            <text:p text:style-name="P16" loext:marker-style-name="T7"/>
            <text:p text:style-name="P16" loext:marker-style-name="T7">Z3431</text:p>
          </table:table-cell>
          <table:covered-table-cell/>
          <table:table-cell table:style-name="Таблица4.A1" office:value-type="string">
            <text:p text:style-name="P5"/>
          </table:table-cell>
          <table:table-cell table:style-name="Таблица4.E1" office:value-type="string">
            <text:p text:style-name="P17"/>
          </table:table-cell>
          <table:table-cell table:style-name="Таблица4.A1" office:value-type="string">
            <text:p text:style-name="P5"/>
          </table:table-cell>
          <table:table-cell table:style-name="Таблица4.E1" office:value-type="string">
            <text:p text:style-name="P18">А.С. Довыденков</text:p>
          </table:table-cell>
        </table:table-row>
        <table:table-row table:style-name="Таблица4.2">
          <table:table-cell table:style-name="Таблица4.A1" office:value-type="string">
            <text:p text:style-name="P19" loext:marker-style-name="T4"/>
          </table:table-cell>
          <table:table-cell table:style-name="Таблица4.B2" table:number-columns-spanned="2" office:value-type="string">
            <text:p text:style-name="P20" loext:marker-style-name="T7"><text:span text:style-name="T4"><text:tab/>номер группы</text:span><text:span text:style-name="T7"/></text:p>
          </table:table-cell>
          <table:covered-table-cell/>
          <table:table-cell table:style-name="Таблица4.A1" office:value-type="string">
            <text:p text:style-name="P9" loext:marker-style-name="T7"/>
          </table:table-cell>
          <table:table-cell table:style-name="Таблица4.E2" office:value-type="string">
            <text:p text:style-name="P8" loext:marker-style-name="T4"><text:span text:style-name="T4">подпись, дата</text:span><text:span text:style-name="T4"/></text:p>
          </table:table-cell>
          <table:table-cell table:style-name="Таблица4.A1" office:value-type="string">
            <text:p text:style-name="P9" loext:marker-style-name="T7"/>
          </table:table-cell>
          <table:table-cell table:style-name="Таблица4.A1" office:value-type="string">
            <text:p text:style-name="P8" loext:marker-style-name="T4"><text:span text:style-name="T4">инициалы, фамилия</text:span><text:span text:style-name="T4"/></text:p>
          </table:table-cell>
        </table:table-row>
        <table:table-row table:style-name="Таблица4.1">
          <table:table-cell table:style-name="Таблица4.A1" table:number-columns-spanned="2" office:value-type="string">
            <text:p text:style-name="P21" loext:marker-style-name="T4"/>
            <text:p text:style-name="P22" loext:marker-style-name="T4"/>
            <text:p text:style-name="P23" loext:marker-style-name="T7"><text:span text:style-name="T4">Студенческий билет №</text:span><text:span text:style-name="T7"/></text:p>
          </table:table-cell>
          <table:covered-table-cell/>
          <table:table-cell table:style-name="Таблица4.E1" table:number-columns-spanned="2" office:value-type="string">
            <text:p text:style-name="P24" loext:marker-style-name="T7"/>
            <text:p text:style-name="P16" loext:marker-style-name="T7">2023/1257</text:p>
          </table:table-cell>
          <table:covered-table-cell/>
          <table:table-cell table:style-name="Таблица4.A1" office:value-type="string">
            <text:p text:style-name="P19" loext:marker-style-name="T4"/>
          </table:table-cell>
          <table:table-cell table:style-name="Таблица4.A1" office:value-type="string">
            <text:p text:style-name="P9" loext:marker-style-name="T7"/>
          </table:table-cell>
          <table:table-cell table:style-name="Таблица4.A1" office:value-type="string">
            <text:p text:style-name="P19" loext:marker-style-name="T4"/>
          </table:table-cell>
        </table:table-row>
      </table:table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7">Шифр ИНДО</text:p>
          </table:table-cell>
          <table:table-cell table:style-name="Таблица5.B1" office:value-type="string">
            <text:p text:style-name="P5"/>
          </table:table-cell>
        </table:table-row>
      </table:table>
      <text:p text:style-name="P25"/>
      <text:p text:style-name="P26">Санкт-Петербург<text:span text:style-name="T9"> </text:span>20<text:span text:style-name="T5">25</text:span></text:p>
      <text:table-of-content text:style-name="Sect1" text:protected="true" text:name="Оглавление1">
        <text:table-of-content-source text:outline-level="10" text:use-outline-level="false" text:use-index-marks="false" text:use-index-source-styles="true">
          <text:index-title-template text:style-name="ГОСТ_20_Текст">СОДЕРЖАНИЕ</text:index-title-template>
          <text:table-of-content-entry-template text:outline-level="1" text:style-name="ГОСТ_20_Текст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ГОСТ_20_Заголовок"/>
          </text:index-source-styles>
        </text:table-of-content-source>
        <text:index-body>
          <text:index-title text:style-name="Sect1" text:name="Оглавление1_Head" text:protected="true">
            <text:p text:style-name="P27">СОДЕРЖАНИЕ</text:p>
          </text:index-title>
          <text:p text:style-name="P28"><text:a xlink:type="simple" xlink:href="#__RefHeading___Toc6017_1014417464" text:style-name="Index_20_Link" text:visited-style-name="Index_20_Link">Задание на курсовой проект<text:tab/>3</text:a></text:p>
          <text:p text:style-name="P28"><text:a xlink:type="simple" xlink:href="#__RefHeading___Toc6019_1014417464" text:style-name="Index_20_Link" text:visited-style-name="Index_20_Link">ВВЕДЕНИЕ<text:tab/>4</text:a></text:p>
          <text:p text:style-name="P28"><text:a xlink:type="simple" xlink:href="#__RefHeading___Toc6027_1014417464" text:style-name="Index_20_Link" text:visited-style-name="Index_20_Link">1 Алгоритмы и структуры данных<text:tab/>5</text:a></text:p>
          <text:p text:style-name="P28"><text:a xlink:type="simple" xlink:href="#__RefHeading___Toc6027_1014417464%20%D0%9A%D0%BE%D0%BF%D0%B8%D1%8F%201" text:style-name="Index_20_Link" text:visited-style-name="Index_20_Link">1.1 Связный список<text:tab/>5</text:a></text:p>
          <text:p text:style-name="P28"><text:a xlink:type="simple" xlink:href="#__RefHeading___Toc1822_3024414556" text:style-name="Index_20_Link" text:visited-style-name="Index_20_Link">1.2 Хеш таблица<text:tab/>5</text:a></text:p>
          <text:p text:style-name="P28"><text:a xlink:type="simple" xlink:href="#__RefHeading___Toc1820_3024414556" text:style-name="Index_20_Link" text:visited-style-name="Index_20_Link">1.3 АВЛ дерево<text:tab/>5</text:a></text:p>
          <text:p text:style-name="P28"><text:a xlink:type="simple" xlink:href="#__RefHeading___Toc1818_3024414556" text:style-name="Index_20_Link" text:visited-style-name="Index_20_Link">1.4 Сортировка слиянием<text:tab/>5</text:a></text:p>
          <text:p text:style-name="P28"><text:a xlink:type="simple" xlink:href="#__RefHeading___Toc1816_3024414556" text:style-name="Index_20_Link" text:visited-style-name="Index_20_Link">1.5 Поиск в тексте<text:tab/>5</text:a></text:p>
          <text:p text:style-name="P28"><text:a xlink:type="simple" xlink:href="#__RefHeading___Toc6025_1014417464" text:style-name="Index_20_Link" text:visited-style-name="Index_20_Link">2 описание программы<text:tab/>7</text:a></text:p>
          <text:p text:style-name="P28"><text:a xlink:type="simple" xlink:href="#__RefHeading___Toc6023_1014417464" text:style-name="Index_20_Link" text:visited-style-name="Index_20_Link">3 тестирование программы<text:tab/>10</text:a></text:p>
          <text:p text:style-name="P28"><text:a xlink:type="simple" xlink:href="#__RefHeading___Toc6021_1014417464" text:style-name="Index_20_Link" text:visited-style-name="Index_20_Link">ЗАКЛЮЧЕНИЕ<text:tab/>14</text:a></text:p>
          <text:p text:style-name="P28"><text:a xlink:type="simple" xlink:href="#__RefHeading___Toc6029_1014417464" text:style-name="Index_20_Link" text:visited-style-name="Index_20_Link">СПИСОК ИСПОЛЬЗОВАННОЙ ЛИТЕРАТУРЫ<text:tab/>15</text:a></text:p>
          <text:p text:style-name="P28"><text:a xlink:type="simple" xlink:href="#__RefHeading___Toc6029_1014417464%20Copy%201" text:style-name="Index_20_Link" text:visited-style-name="Index_20_Link">ПРИЛОЖЕНИЕ А Исходный код<text:tab/>16</text:a></text:p>
        </text:index-body>
      </text:table-of-content>
      <text:p text:style-name="P29"/>
      <text:p text:style-name="P29"/>
      <text:p text:style-name="P29"/>
      <text:list text:style-name="WWNum1">
        <text:list-header>
          <text:p text:style-name="P30" loext:marker-style-name="T10"><text:bookmark-start text:name="__RefHeading___Toc6017_1014417464"/><text:bookmark-start text:name="_Toc7"/><text:span text:style-name="T11">З</text:span><text:bookmark-end text:name="_Toc7"/><text:span text:style-name="T11">адание на курсовой проект</text:span><text:bookmark-end text:name="__RefHeading___Toc6017_1014417464"/></text:p>
        </text:list-header>
      </text:list>
      <text:p text:style-name="P31">Задание на курсовую работу соответствует варианту 257.</text:p>
      <text:p text:style-name="P31">Предметная область: 5 Обслуживание клиентов оператора сотовой связи.</text:p>
      <text:p text:style-name="P32">Метод хеширования: 1 Закрытое хеширование с линейным опробованием.</text:p>
      <text:p text:style-name="P32">Метод сортировки: 5 Слиянием.</text:p>
      <text:p text:style-name="P32">Вид списка: 2 Циклический однонаправленный.</text:p>
      <text:p text:style-name="P32">Метод обхода дерева: 2 Прямой.</text:p>
      <text:p text:style-name="P32">Алгоритм поиска слова в тексте 1: Прямой</text:p>
      <text:p text:style-name="P32"/>
      <text:p text:style-name="P33"/>
      <text:p text:style-name="P34"><text:bookmark-start text:name="__RefHeading___Toc6019_1014417464"/>ВВЕДЕНИЕ<text:bookmark-end text:name="__RefHeading___Toc6019_1014417464"/></text:p>
      <text:p text:style-name="ГОСТ_20_Текст">Целью курсового проекта является изучение структур данных и алгоритмов, а также получение практических навыков их использования при разработки программ. В рамках работы необходимо разработать информационную систему для предметной области «Обслуживание клиентов оператора сотовой связи». <text:span text:style-name="T12">Такая система может содержать информацию о большом количестве клиентов и SIM карт, что повышает требования к скорости ее работы. </text:span></text:p>
      <text:p text:style-name="ГОСТ_20_Текст"><text:span text:style-name="T12">Структуры данных и алгоритмы их обработки позволяют осуществлять поиск, добавление и изменение данных с оптимальной скоростью. Таким образом, изучение и применение структур данных при разработке информационных систем </text:span><text:span text:style-name="T13">позволяет одновременно снизить расход процессорного времени </text:span><text:span text:style-name="T14">и </text:span><text:span text:style-name="T13">памяти и ускорить выполнение программы. </text:span></text:p>
      <text:p text:style-name="P35"/>
      <text:list xml:id="list222038923846360" text:continue-numbering="true" text:style-name="WWNum1">
        <text:list-item>
          <text:p text:style-name="P36"><text:bookmark-start text:name="__RefHeading___Toc6027_1014417464"/><text:span text:style-name="T14">А</text:span>лгоритмы и структуры данных <text:bookmark-end text:name="__RefHeading___Toc6027_1014417464"/></text:p>
        </text:list-item>
      </text:list>
      <text:p text:style-name="P37">Для разработки информационной системы используются следующие структуры данных:</text:p>
      <text:list text:style-name="L1">
        <text:list-item>
          <text:p text:style-name="P38">связный список,</text:p>
        </text:list-item>
        <text:list-item>
          <text:p text:style-name="P38"><text:span text:style-name="T15">х</text:span>еш таблица, </text:p>
        </text:list-item>
        <text:list-item>
          <text:p text:style-name="P38">АВЛ дерево.</text:p>
        </text:list-item>
      </text:list>
      <text:p text:style-name="P39">Кроме структур данных <text:span text:style-name="T15">необходимо осуществлять сортировку списка и поиск по тексту. </text:span></text:p>
      <text:list text:continue-list="list222038923846360" text:style-name="WWNum1">
        <text:list-header>
          <text:p text:style-name="P40"/>
          <text:list>
            <text:list-item>
              <text:p text:style-name="P41"><text:bookmark-start text:name="__RefHeading___Toc6027_1014417464 Копия 1"/>Связный список<text:bookmark-end text:name="__RefHeading___Toc6027_1014417464 Копия 1"/></text:p>
            </text:list-item>
          </text:list>
        </text:list-header>
      </text:list>
      <text:p text:style-name="P42">Связный список — структура данных в которой кажд<text:span text:style-name="T16">ый элемент </text:span>содержит <text:span text:style-name="T16">пользовательские данные и указатель </text:span>на <text:span text:style-name="T16">следующий элемент. Списки являются динамической структурой данных, то есть поддерживают изменение своего размера в процессе работы программы. При добавлении элемента </text:span></text:p>
      <text:p text:style-name="P42"/>
      <text:p text:style-name="P43"><text:span text:style-name="T17">В работе используется ц</text:span>иклический однонаправленный</text:p>
      <text:p text:style-name="P43"/>
      <text:list text:continue-numbering="true" text:style-name="WWNum1">
        <text:list-item>
          <text:list>
            <text:list-item>
              <text:p text:style-name="P41"><text:bookmark-start text:name="__RefHeading___Toc1822_3024414556"/>Хеш таблица<text:bookmark-end text:name="__RefHeading___Toc1822_3024414556"/></text:p>
            </text:list-item>
          </text:list>
        </text:list-item>
      </text:list>
      <text:p text:style-name="ГОСТ_20_Текст">Метод хеширования 1 Закрытое хеширование с линейным опробованием</text:p>
      <text:p text:style-name="ГОСТ_20_Текст"/>
      <text:list text:continue-numbering="true" text:style-name="WWNum1">
        <text:list-item>
          <text:list>
            <text:list-item>
              <text:p text:style-name="P41"><text:bookmark-start text:name="__RefHeading___Toc1820_3024414556"/>АВЛ дерево<text:bookmark-end text:name="__RefHeading___Toc1820_3024414556"/></text:p>
            </text:list-item>
          </text:list>
        </text:list-item>
      </text:list>
      <text:p text:style-name="ГОСТ_20_Текст">Метод обхода дерева 2 Прямой</text:p>
      <text:p text:style-name="ГОСТ_20_Текст"/>
      <text:list text:continue-numbering="true" text:style-name="WWNum1">
        <text:list-item>
          <text:list>
            <text:list-item>
              <text:p text:style-name="P41"><text:bookmark-start text:name="__RefHeading___Toc1818_3024414556"/>Сортировка слиянием <text:bookmark-end text:name="__RefHeading___Toc1818_3024414556"/></text:p>
              <text:p text:style-name="P41"/>
            </text:list-item>
            <text:list-item>
              <text:p text:style-name="P41"><text:bookmark-start text:name="__RefHeading___Toc1816_3024414556"/>Поиск в тексте <text:bookmark-end text:name="__RefHeading___Toc1816_3024414556"/></text:p>
            </text:list-item>
          </text:list>
        </text:list-item>
      </text:list>
      <text:p text:style-name="P44">Алгоритм поиска слова в тексте 1 Прямой</text:p>
      <text:p text:style-name="P45"/>
      <text:p text:style-name="ГОСТ_20_Текст"/>
      <text:p text:style-name="ГОСТ_20_Текст"/>
      <text:p text:style-name="P33">описание и анализ используемых в курсовом проекте алгоритмов и структур данных, описание их реализации в вычислительных машинах</text:p>
      <text:p text:style-name="P33"/>
      <text:p text:style-name="P33">При разработке структуры данных студент должен самостоятельно определять размерность некоторых элементов данных (например, длину строк), способ реализации <text:soft-page-break/>этой структуры данных в памяти вычислительной машины, а также выбирать алгоритмы выполнения некоторых операций. Принятые решения должны быть отражены в пояснительной записке. Кроме того, должны быть приведены обоснования принятым решениям. При обосновании могут быть перечислены альтернативные решения, и указаны преимущества выбранного решения по сравнению с остальными.</text:p>
      <text:list text:continue-numbering="true" text:style-name="WWNum1">
        <text:list-item>
          <text:p text:style-name="P36"><text:bookmark-start text:name="__RefHeading___Toc6025_1014417464"/><text:span text:style-name="T18">О</text:span>писание программы <text:bookmark-end text:name="__RefHeading___Toc6025_1014417464"/></text:p>
        </text:list-item>
      </text:list>
      <text:p text:style-name="P46">Информационная система для предметной области «Обслуживание клиентов оператора сотовой связи» осуществля<text:span text:style-name="T19">ет </text:span>ввод, хранение, обработку и вывод данных о клиентах, SIM-картах, <text:span text:style-name="T19">а также </text:span>выдаче или возврате SIM-карт клиентами.</text:p>
      <text:p text:style-name="P47">Программа реализована на языке программирования C++ под ОС Debian (компилятор Clang 19.1.4), используется система сборки CMake. Поддерживаемые платформы: Linux, <text:span text:style-name="T20">W</text:span>indows <text:span text:style-name="T21">и другие, имеющие компилятор языка, поддерживающие стандарт <text:s/>C++17 и стандартную библиотеку языка</text:span>. </text:p>
      <text:p text:style-name="P48">краткое описание структуры программы, руководство по использованию программы, листинг программы с комментариями</text:p>
      <text:p text:style-name="P48"/>
      <text:p text:style-name="P49"/>
      <text:p text:style-name="P49">Данные о каждом клиенте должны содержать: </text:p>
      <text:p text:style-name="P49">– Номер паспорта – строка формата «NNNN-NNNNNN», где N – цифры;</text:p>
      <text:p text:style-name="P49">– Место и дату выдачи паспорта – строка;</text:p>
      <text:p text:style-name="P49">– ФИО – строка;</text:p>
      <text:p text:style-name="P49">– Год рождения – целое;</text:p>
      <text:p text:style-name="P49">– Адрес – строка.</text:p>
      <text:p text:style-name="P49">Данные о клиентах должны быть организованны в виде АВЛ-дерева поиска, упорядоченного по «номеру паспорта».</text:p>
      <text:p text:style-name="P49">Данные о каждой SIM-карте должны содержать:</text:p>
      <text:p text:style-name="P49">– Номер SIM-карты – строка формата «NNN-NNNNNNN», где N – цифра;</text:p>
      <text:p text:style-name="P49">– Тариф – строка;</text:p>
      <text:p text:style-name="P49">– Год выпуска – целое;</text:p>
      <text:p text:style-name="P49">– Признак наличия – логическое.</text:p>
      <text:p text:style-name="P49">Данные об SIM-картах должны быть организованны в виде хеш-таблицы, первичным ключом которой является «номер SIM-карты» Метод хеширования определяется вариантом задания.</text:p>
      <text:p text:style-name="P49">Данные о выдаче или возврате SIM-карт клиентами должны содержать:</text:p>
      <text:p text:style-name="P49">– Номер паспорта – строка, формат которой соответствует аналогичной строке в данных о клиентах;</text:p>
      <text:p text:style-name="P49">– Номер SIM-карты – строка, формат которой соответствует аналогичной строке в данных о SIM-картах;</text:p>
      <text:p text:style-name="P49">– Дату выдачи – строка;</text:p>
      <text:p text:style-name="P49"><text:soft-page-break/>– Дату окончания действия – строка.</text:p>
      <text:p text:style-name="P49">Примечания:</text:p>
      <text:p text:style-name="P49">1. Наличие в этих данных записи, содержащей в поле «номер паспорта» значение X и в поле «номер SIM-карты» значение Y, соответственно означает выдачу клиенту с номером паспорта X SIM-карты с номером Y. Отсутствие такой записи означает, что клиенту с номером паспорта X не выдавалась SIM-карта с номером Y.</text:p>
      <text:p text:style-name="P49">2. Одному клиенту может быть выдано несколько SIM-карт. Таким образом, могут быть данные, имеющие повторяющиеся значения в своих полях.</text:p>
      <text:p text:style-name="P49">Данные о выдаче или возврате SIM-карты клиентов должны быть организованны в виде списка, который упорядочен по первичному ключу – «номер SIM-карты». Вид списка и метод сортировки определяются вариантом задания.</text:p>
      <text:p text:style-name="P49"><text:s/>Информационная система «Обслуживание клиентов оператора сотовой связи» должна осуществлять следующие операции:</text:p>
      <text:p text:style-name="P49">– регистрацию нового клиента;</text:p>
      <text:p text:style-name="P49">– снятие с обслуживания клиента;</text:p>
      <text:p text:style-name="P49">– просмотр всех зарегистрированных клиентов;</text:p>
      <text:p text:style-name="P49">– очистку данных о клиентах;</text:p>
      <text:p text:style-name="P49">– поиск клиента по «номер паспорта». Результаты поиска – все сведения о найденном клиенте и номера SIM-карт, которые ему выданы;</text:p>
      <text:p text:style-name="P49">– поиск клиента по фрагментам ФИО или адреса. Результаты поиска – список найденных клиентов с указанием номера паспорта,</text:p>
      <text:p text:style-name="P49">ФИО и адреса;</text:p>
      <text:p text:style-name="P49">– добавление новой SIM-карты;</text:p>
      <text:p text:style-name="P49">– удаление сведений о SIM-карте;</text:p>
      <text:p text:style-name="P49">– просмотр всех имеющихся SIM-карт;</text:p>
      <text:p text:style-name="P49">– очистку данных о SIM-картах;</text:p>
      <text:p text:style-name="P49">– поиск SIM-карты по «номеру SIM-карты». Результаты поиска – все сведения о найденной SIM-карте, а также ФИО и номер паспорта клиента, которому выдана эта SIM-карта;</text:p>
      <text:p text:style-name="P49">– поиск SIM-карты по тарифу. Результаты поиска – список найденных SIM-карт с указанием «номера SIM-карты», тарифа, года выпуска;</text:p>
      <text:p text:style-name="P49">– регистрацию выдачи клиенту SIM-карты;</text:p>
      <text:p text:style-name="P49">– регистрацию возврата SIM-карты от клиента.</text:p>
      <text:p text:style-name="P49"><text:soft-page-break/><text:s/>Состав данных о клиенте или SIM-карте, выдаваемых при просмотре всех зарегистрированных клиентов или просмотре всех SIM-карт, определяется студентом самостоятельно, но должен содержать не менее двух полей.</text:p>
      <text:p text:style-name="P49">Метод поиска SIM-карты по тарифу определяется студентом самостоятельно. Выбранный метод необходимо сравнить с альтернативными методами.</text:p>
      <text:p text:style-name="P49">Поиск клиента по фрагментам ФИО или адреса должен осуществляться путем систематического обхода АВЛ-дерева поиска. Метод обхода определяется вариантом задания. При поиске клиента по фрагментам ФИО или адреса могут быть заданы как полное ФИО или адрес, так и их части (например, только фамилия клиента без имени и отчества, только название улицы из адреса). Для обнаружения заданного фрагмента в полном ФИО или адресе должен применяться алгоритм поиска слова в тексте, указанный в варианте задания.</text:p>
      <text:p text:style-name="P49">Регистрация выдачи SIM-карты клиенту должна осуществляться только при наличии SIM-карты у оператора сотовой связи (значение поля «Признак наличия» для соответствующей SIM-карты имеет значение «Истина»).</text:p>
      <text:p text:style-name="P49">При регистрации выдачи SIM-карты клиенту или возврата SIM-карты клиентом должно корректироваться значение поля «Признак наличия» для соответствующей SIM-карты.</text:p>
      <text:p text:style-name="P49">При удалении сведений о SIM-карте должны быть учтены и обработаны ситуации, когда эта SIM-карта уже выдана клиенту. Аналогичным образом следует поступать и с удалением данных о клиентах.</text:p>
      <text:list text:continue-numbering="true" text:style-name="WWNum1">
        <text:list-item>
          <text:p text:style-name="P50"><text:bookmark-start text:name="__RefHeading___Toc6023_1014417464"/><text:span text:style-name="T18">Т</text:span>естирование программы <text:bookmark-end text:name="__RefHeading___Toc6023_1014417464"/></text:p>
        </text:list-item>
      </text:list>
      <text:p text:style-name="P51"><text:span text:style-name="T22">Для проверки корректности работы информационной системы и демонстрации ее возможностей было выполнено тестирование. Б</text:span><text:span text:style-name="T23">ыл </text:span>подготов<text:span text:style-name="T23">лен </text:span>набор данных, <text:span text:style-name="T23">состоящий из 5 пользователей и 15 карт. Открыть тестовый набор данных можно через главное меню программы. </text:span><text:span text:style-name="T24">Тестирование разбито на несколько этапов. На каждом этапе представлена таблица выполняемых тестов, ожидаемый и фактический результаты и скриншоты программы, иллюстрирующие ее работу. </text:span></text:p>
      <text:p text:style-name="P52"><text:span text:style-name="T25">Тестирование основного функционала работы с пользователями:</text:span>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53">Тестируемое действие <text:s/></text:p>
          </table:table-cell>
          <table:table-cell table:style-name="Table1.A1" office:value-type="string">
            <text:p text:style-name="P53">Ожидаемый результат</text:p>
          </table:table-cell>
          <table:table-cell table:style-name="Table1.C1" office:value-type="string">
            <text:p text:style-name="P53">Фактический результат</text:p>
          </table:table-cell>
        </table:table-row>
        <table:table-row>
          <table:table-cell table:style-name="Table1.A2" office:value-type="string">
            <text:p text:style-name="P54">Запуск программы.</text:p>
          </table:table-cell>
          <table:table-cell table:style-name="Table1.A2" office:value-type="string">
            <text:p text:style-name="P54">Вывод главного меню.</text:p>
          </table:table-cell>
          <table:table-cell table:style-name="Table1.C2" office:value-type="string">
            <text:p text:style-name="P54">Вывод главного меню (рисунок ).</text:p>
          </table:table-cell>
        </table:table-row>
        <table:table-row>
          <table:table-cell table:style-name="Table1.A2" office:value-type="string">
            <text:p text:style-name="P55">Выбор действия, выходящего за диапазон возможных.</text:p>
          </table:table-cell>
          <table:table-cell table:style-name="Table1.A2" office:value-type="string">
            <text:p text:style-name="P55">Ошибка о некорректном вводе.</text:p>
          </table:table-cell>
          <table:table-cell table:style-name="Table1.C2" office:value-type="string">
            <text:p text:style-name="P56">Сообщение о необходимости выбрать номер действия <text:span text:style-name="T23">(рисунок ).</text:span></text:p>
          </table:table-cell>
        </table:table-row>
        <table:table-row>
          <table:table-cell table:style-name="Table1.A2" office:value-type="string">
            <text:p text:style-name="P54">Вывод списка пользователей.</text:p>
          </table:table-cell>
          <table:table-cell table:style-name="Table1.A2" office:value-type="string">
            <text:p text:style-name="P54">База данных пуста.</text:p>
          </table:table-cell>
          <table:table-cell table:style-name="Table1.C2" office:value-type="string">
            <text:p text:style-name="P54">Вывод пустой таблицы (рисунок ).</text:p>
          </table:table-cell>
        </table:table-row>
        <table:table-row>
          <table:table-cell table:style-name="Table1.A2" office:value-type="string">
            <text:p text:style-name="P54">Открытие файла базы данных</text:p>
          </table:table-cell>
          <table:table-cell table:style-name="Table1.A2" office:value-type="string">
            <text:p text:style-name="P54">Форма ввода имени файла,</text:p>
            <text:p text:style-name="P54">открытие базы данных.</text:p>
          </table:table-cell>
          <table:table-cell table:style-name="Table1.C2" office:value-type="string">
            <text:p text:style-name="P54"><text:span text:style-name="T24">Б</text:span>аза данных открывается без сообщений об ошибках (рисунок ).</text:p>
          </table:table-cell>
        </table:table-row>
        <table:table-row>
          <table:table-cell table:style-name="Table1.A2" office:value-type="string">
            <text:p text:style-name="P54"><text:span text:style-name="T26">П</text:span>росмотр всех зарегистрированных клиентов</text:p>
          </table:table-cell>
          <table:table-cell table:style-name="Table1.A2" office:value-type="string">
            <text:p text:style-name="P54">Вывод тестовой базы данных.</text:p>
          </table:table-cell>
          <table:table-cell table:style-name="Table1.C2" office:value-type="string">
            <text:p text:style-name="P54">Вывод таблицы пользователей (рисунок ).</text:p>
          </table:table-cell>
        </table:table-row>
        <table:table-row>
          <table:table-cell table:style-name="Table1.A2" office:value-type="string">
            <text:p text:style-name="P57">Добавление нового пользователя </text:p>
          </table:table-cell>
          <table:table-cell table:style-name="Table1.A2" office:value-type="string">
            <text:p text:style-name="P57">Форма регистрации, проверка полей, добавление нового пользователя в систему.</text:p>
          </table:table-cell>
          <table:table-cell table:style-name="Table1.C2" office:value-type="string">
            <text:p text:style-name="P57">Проверка полей осуществляется корректно <text:span text:style-name="T23">(рисунок )</text:span>. </text:p>
          </table:table-cell>
        </table:table-row>
        <table:table-row>
          <table:table-cell table:style-name="Table1.A2" office:value-type="string">
            <text:p text:style-name="P57">Добавление пользователя, зарегистрированного ранее.</text:p>
          </table:table-cell>
          <table:table-cell table:style-name="Table1.A2" office:value-type="string">
            <text:p text:style-name="P57">При совпадении номера паспорта с зарегистрированным ранее пользователем, новый пользователь не добавляется в систему.</text:p>
          </table:table-cell>
          <table:table-cell table:style-name="Table1.C2" office:value-type="string">
            <text:p text:style-name="P57">Повторное добавление пользователя приводит к сообщению об ошибке и переходу в главное меню <text:span text:style-name="T23">(рисунок ).</text:span></text:p>
          </table:table-cell>
        </table:table-row>
        <table:table-row>
          <table:table-cell table:style-name="Table1.A2" office:value-type="string">
            <text:p text:style-name="P58">Снятие с обслуживания пользователя <text:span text:style-name="T27">без SIM-карт</text:span></text:p>
          </table:table-cell>
          <table:table-cell table:style-name="Table1.A2" office:value-type="string">
            <text:p text:style-name="P59">Пользователь удален, остальные данные не изменились.</text:p>
          </table:table-cell>
          <table:table-cell table:style-name="Table1.C2" office:value-type="string">
            <text:p text:style-name="P59">Удаление карты выполнено успешно (рисунок ).</text:p>
          </table:table-cell>
        </table:table-row>
        <table:table-row>
          <table:table-cell table:style-name="Table1.A2" office:value-type="string">
            <text:p text:style-name="P58">Снятие с обслуживания пользователя <text:span text:style-name="T26">с</text:span><text:span text:style-name="T27"> SIM-картами</text:span></text:p>
          </table:table-cell>
          <table:table-cell table:style-name="Table1.A2" office:value-type="string">
            <text:p text:style-name="P59">Удаление пользователя и отмена регистрации карт.</text:p>
          </table:table-cell>
          <table:table-cell table:style-name="Table1.C2" office:value-type="string">
            <text:p text:style-name="P59">Предупреждение и корректное выполнение удаления (рисунок )</text:p>
          </table:table-cell>
        </table:table-row>
        <table:table-row>
          <table:table-cell table:style-name="Table1.A2" office:value-type="string">
            <text:p text:style-name="P58">Снятие с обслуживания <text:span text:style-name="T27">несуществующего </text:span><text:s/>пользователя</text:p>
          </table:table-cell>
          <table:table-cell table:style-name="Table1.A2" office:value-type="string">
            <text:p text:style-name="P57">Сообщение об ошибке.</text:p>
          </table:table-cell>
          <table:table-cell table:style-name="Table1.C2" office:value-type="string">
            <text:p text:style-name="P57">Предупреждение «Пользователя не существует» (рисунок ).</text:p>
          </table:table-cell>
        </table:table-row>
        <text:soft-page-break/>
        <table:table-row>
          <table:table-cell table:style-name="Table1.A2" office:value-type="string">
            <text:p text:style-name="P60">Сохранение базы</text:p>
          </table:table-cell>
          <table:table-cell table:style-name="Table1.A2" office:value-type="string">
            <text:p text:style-name="P57">Сохранение базы данных в файл.</text:p>
          </table:table-cell>
          <table:table-cell table:style-name="Table1.C2" office:value-type="string">
            <text:p text:style-name="P59"><text:s/>Запрашивается имя файла и выполняется сохранение (рисунок ).</text:p>
          </table:table-cell>
        </table:table-row>
      </table:table>
      <text:p text:style-name="P61"/>
      <text:p text:style-name="P52"><text:span text:style-name="T25">Тестирование основного функционала работы с картами.</text:span></text:p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62">Тестируемое действие <text:s/></text:p>
          </table:table-cell>
          <table:table-cell table:style-name="Table2.A1" office:value-type="string">
            <text:p text:style-name="P62">Ожидаемый результат</text:p>
          </table:table-cell>
          <table:table-cell table:style-name="Table2.C1" office:value-type="string">
            <text:p text:style-name="P62">Фактический результат</text:p>
          </table:table-cell>
        </table:table-row>
        <table:table-row>
          <table:table-cell table:style-name="Table2.A2" office:value-type="string">
            <text:p text:style-name="P54">Вывод списка SIM-Карт</text:p>
          </table:table-cell>
          <table:table-cell table:style-name="Table2.A2" office:value-type="string">
            <text:p text:style-name="P54">Вывод тестовой базы данных.</text:p>
          </table:table-cell>
          <table:table-cell table:style-name="Table2.C2" office:value-type="string">
            <text:p text:style-name="P63">Вывод таблицы <text:span text:style-name="T28">SIM-карт</text:span> (рисунок ).</text:p>
          </table:table-cell>
        </table:table-row>
        <table:table-row>
          <table:table-cell table:style-name="Table2.A2" office:value-type="string">
            <text:p text:style-name="P64">Добавление ново<text:span text:style-name="T26">й</text:span> <text:line-break/><text:span text:style-name="T26">SIM-карты</text:span></text:p>
          </table:table-cell>
          <table:table-cell table:style-name="Table2.A2" office:value-type="string">
            <text:p text:style-name="P64">Форма <text:span text:style-name="T26">добавления карты</text:span>, проверка полей, добавление нов<text:span text:style-name="T26">ой карты </text:span>в систему.</text:p>
          </table:table-cell>
          <table:table-cell table:style-name="Table2.C2" office:value-type="string">
            <text:p text:style-name="P64">Проверка полей осуществляется корректно, <text:span text:style-name="T26">запись добавлена в систему</text:span> <text:span text:style-name="T23">(рисунок )</text:span>. </text:p>
          </table:table-cell>
        </table:table-row>
        <table:table-row>
          <table:table-cell table:style-name="Table2.A2" office:value-type="string">
            <text:p text:style-name="P64">Добавление <text:span text:style-name="T26">существующей карты</text:span>.</text:p>
          </table:table-cell>
          <table:table-cell table:style-name="Table2.A2" office:value-type="string">
            <text:p text:style-name="P64">При совпадении номера <text:span text:style-name="T26">карты</text:span> с <text:span text:style-name="T26">существующей, </text:span>нов<text:span text:style-name="T26">ая карта </text:span>не добавляется в систему.</text:p>
          </table:table-cell>
          <table:table-cell table:style-name="Table2.C2" office:value-type="string">
            <text:p text:style-name="P64">Повторное добавление пользователя приводит к сообщению об ошибке и переходу в главное меню <text:span text:style-name="T23">(рисунок ).</text:span></text:p>
          </table:table-cell>
        </table:table-row>
        <table:table-row>
          <table:table-cell table:style-name="Table2.A2" office:value-type="string">
            <text:p text:style-name="P64"><text:span text:style-name="T29">Удаление незарегистрированной карты. </text:span></text:p>
          </table:table-cell>
          <table:table-cell table:style-name="Table2.A2" office:value-type="string">
            <text:p text:style-name="P65">Удаление карты.</text:p>
          </table:table-cell>
          <table:table-cell table:style-name="Table2.C2" office:value-type="string">
            <text:p text:style-name="P65">Удаление карты выполнено успешно <text:span text:style-name="T23">(рисунок ).</text:span></text:p>
          </table:table-cell>
        </table:table-row>
        <table:table-row>
          <table:table-cell table:style-name="Table2.A2" office:value-type="string">
            <text:p text:style-name="P66"><text:span text:style-name="T29">Удаление зарегистрированной карты.</text:span></text:p>
          </table:table-cell>
          <table:table-cell table:style-name="Table2.A2" office:value-type="string">
            <text:p text:style-name="P65">Удаление карты и отмена регистрации.</text:p>
          </table:table-cell>
          <table:table-cell table:style-name="Table2.C2" office:value-type="string">
            <text:p text:style-name="P65">Удаление карты и отмена регистрации выполнены успешно <text:span text:style-name="T23">(рисунок ).</text:span></text:p>
          </table:table-cell>
        </table:table-row>
        <table:table-row>
          <table:table-cell table:style-name="Table2.A2" office:value-type="string">
            <text:p text:style-name="P67">Удаление всех карт.</text:p>
          </table:table-cell>
          <table:table-cell table:style-name="Table2.A2" office:value-type="string">
            <text:p text:style-name="P67">Очистка базы данных.</text:p>
          </table:table-cell>
          <table:table-cell table:style-name="Table2.C2" office:value-type="string">
            <text:p text:style-name="P67">Все записи базы данных удалены (рисунок ).</text:p>
          </table:table-cell>
        </table:table-row>
      </table:table>
      <text:p text:style-name="P68"/>
      <text:p text:style-name="P69">Тестирование выдачи SIM-карт.</text:p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P70">Тестируемое действие <text:s/></text:p>
          </table:table-cell>
          <table:table-cell table:style-name="Table3.A1" office:value-type="string">
            <text:p text:style-name="P70">Ожидаемый результат</text:p>
          </table:table-cell>
          <table:table-cell table:style-name="Table3.C1" office:value-type="string">
            <text:p text:style-name="P70">Фактический результат</text:p>
          </table:table-cell>
        </table:table-row>
        <table:table-row>
          <table:table-cell table:style-name="Table3.A2" office:value-type="string">
            <text:p text:style-name="P64"><text:span text:style-name="T30">Регистрация</text:span><text:span text:style-name="T29"> незарегистрированной карты. </text:span></text:p>
          </table:table-cell>
          <table:table-cell table:style-name="Table3.A2" office:value-type="string">
            <text:p text:style-name="P65">Регистрация успешна.</text:p>
          </table:table-cell>
          <table:table-cell table:style-name="Table3.C2" office:value-type="string">
            <text:p text:style-name="P65">Регистрация выполнена успешно (рисунок ).</text:p>
          </table:table-cell>
        </table:table-row>
        <table:table-row>
          <table:table-cell table:style-name="Table3.A2" office:value-type="string">
            <text:p text:style-name="P71"><text:span text:style-name="T30">Регистрация</text:span><text:span text:style-name="T29"> <text:s/>зарегистрированной карты.</text:span></text:p>
          </table:table-cell>
          <table:table-cell table:style-name="Table3.A2" office:value-type="string">
            <text:p text:style-name="P65">Сообщение об ошибке.</text:p>
          </table:table-cell>
          <table:table-cell table:style-name="Table3.C2" office:value-type="string">
            <text:p text:style-name="P65">Сообщение об ошибке, возвращение в главное меню (рисунок ).</text:p>
          </table:table-cell>
        </table:table-row>
        <table:table-row>
          <table:table-cell table:style-name="Table3.A2" office:value-type="string">
            <text:p text:style-name="P64"><text:span text:style-name="T30">Отмена регистрации</text:span><text:span text:style-name="T29"> незарегистрированной карты. </text:span></text:p>
          </table:table-cell>
          <table:table-cell table:style-name="Table3.A2" office:value-type="string">
            <text:p text:style-name="P65">Сообщение об ошибке.</text:p>
          </table:table-cell>
          <table:table-cell table:style-name="Table3.C2" office:value-type="string">
            <text:p text:style-name="P65">Сообщение об ошибке, возвращение в главное меню (рисунок ).</text:p>
          </table:table-cell>
        </table:table-row>
        <table:table-row>
          <table:table-cell table:style-name="Table3.A2" office:value-type="string">
            <text:p text:style-name="P66"><text:span text:style-name="T30">Отмена регистрации</text:span><text:span text:style-name="T29"> зарегистрированной карты.</text:span></text:p>
          </table:table-cell>
          <table:table-cell table:style-name="Table3.A2" office:value-type="string">
            <text:p text:style-name="P65">Операция выполнена успешно.</text:p>
          </table:table-cell>
          <table:table-cell table:style-name="Table3.C2" office:value-type="string">
            <text:p text:style-name="P65">Регистрация отменена. (рисунок ).</text:p>
          </table:table-cell>
        </table:table-row>
        <table:table-row>
          <table:table-cell table:style-name="Table3.A2" office:value-type="string">
            <text:p text:style-name="P72">Удаление данных о SIM-картах.</text:p>
          </table:table-cell>
          <table:table-cell table:style-name="Table3.A2" office:value-type="string">
            <text:p text:style-name="P72">Очистка таблиц регистрации и SIM-карт.</text:p>
          </table:table-cell>
          <table:table-cell table:style-name="Table3.C2" office:value-type="string">
            <text:p text:style-name="P73">Все записи таблицы SIM-карт удалены.</text:p>
          </table:table-cell>
        </table:table-row>
      </table:table>
      <text:p text:style-name="P74"/>
      <text:p text:style-name="P69">Тестирование поиска </text:p>
      <table:table table:name="Table4" table:style-name="Table4">
        <table:table-column table:style-name="Table4.A" table:number-columns-repeated="2"/>
        <table:table-column table:style-name="Table4.C"/>
        <text:soft-page-break/>
        <table:table-row>
          <table:table-cell table:style-name="Table4.A1" office:value-type="string">
            <text:p text:style-name="P75">Тестируемое действие <text:s/></text:p>
          </table:table-cell>
          <table:table-cell table:style-name="Table4.A1" office:value-type="string">
            <text:p text:style-name="P75">Ожидаемый результат</text:p>
          </table:table-cell>
          <table:table-cell table:style-name="Table4.C1" office:value-type="string">
            <text:p text:style-name="P75">Фактический результат</text:p>
          </table:table-cell>
        </table:table-row>
        <table:table-row>
          <table:table-cell table:style-name="Table4.A2" office:value-type="string">
            <text:p text:style-name="P76">Поиск клиента по имени.</text:p>
          </table:table-cell>
          <table:table-cell table:style-name="Table4.A2" office:value-type="string">
            <text:p text:style-name="P76">Вывод всех найденных клиентов.</text:p>
          </table:table-cell>
          <table:table-cell table:style-name="Table4.C2" office:value-type="string">
            <text:p text:style-name="P77"><text:span text:style-name="T31">Таблица содержит найденных пользователей</text:span> (рисунок ).</text:p>
          </table:table-cell>
        </table:table-row>
        <table:table-row>
          <table:table-cell table:style-name="Table4.A2" office:value-type="string">
            <text:p text:style-name="P76">Поиск клиента по адресу.</text:p>
          </table:table-cell>
          <table:table-cell table:style-name="Table4.A2" office:value-type="string">
            <text:p text:style-name="P76">Вывод всех найденных клиентов.</text:p>
          </table:table-cell>
          <table:table-cell table:style-name="Table4.C2" office:value-type="string">
            <text:p text:style-name="P77"><text:span text:style-name="T31">Таблица содержит найденных пользователей</text:span> (рисунок ).</text:p>
          </table:table-cell>
        </table:table-row>
        <table:table-row>
          <table:table-cell table:style-name="Table4.A2" office:value-type="string">
            <text:p text:style-name="P76">Поиск карты по тарифу.</text:p>
          </table:table-cell>
          <table:table-cell table:style-name="Table4.A2" office:value-type="string">
            <text:p text:style-name="P76">Вывод всех найденных карт.</text:p>
          </table:table-cell>
          <table:table-cell table:style-name="Table4.C2" office:value-type="string">
            <text:p text:style-name="P77"><text:span text:style-name="T31">Таблица содержит карты с заданным тарифом </text:span>(рисунок ).</text:p>
          </table:table-cell>
        </table:table-row>
        <table:table-row>
          <table:table-cell table:style-name="Table4.A2" office:value-type="string">
            <text:p text:style-name="P78">Поиск карты по номеру. </text:p>
          </table:table-cell>
          <table:table-cell table:style-name="Table4.A2" office:value-type="string">
            <text:p text:style-name="P79">Вывод всех найденн<text:span text:style-name="T32">ой карты, либо сообщения об отсутствии карты.</text:span></text:p>
          </table:table-cell>
          <table:table-cell table:style-name="Table4.C2" office:value-type="string">
            <text:p text:style-name="P78">Поиск существующей карты выводит информацию о ней, поиск несуществующей карты приводит к сообщению об ошибке (рисунок ).</text:p>
          </table:table-cell>
        </table:table-row>
      </table:table>
      <text:p text:style-name="P80"/>
      <text:p text:style-name="P69"/>
      <text:p text:style-name="P81">Проверка корректности введенных данных</text:p>
      <table:table table:name="Table5" table:style-name="Table5">
        <table:table-column table:style-name="Table5.A" table:number-columns-repeated="2"/>
        <table:table-column table:style-name="Table5.C"/>
        <table:table-row>
          <table:table-cell table:style-name="Table5.A1" office:value-type="string">
            <text:p text:style-name="P82">Тестируемое действие <text:s/></text:p>
          </table:table-cell>
          <table:table-cell table:style-name="Table5.A1" office:value-type="string">
            <text:p text:style-name="P82">Ожидаемый результат</text:p>
          </table:table-cell>
          <table:table-cell table:style-name="Table5.C1" office:value-type="string">
            <text:p text:style-name="P82">Фактический результат</text:p>
          </table:table-cell>
        </table:table-row>
        <table:table-row>
          <table:table-cell table:style-name="Table5.A2" office:value-type="string">
            <text:p text:style-name="P83">Проверка ФИО</text:p>
          </table:table-cell>
          <table:table-cell table:style-name="Table5.A2" office:value-type="string">
            <text:p text:style-name="P83">Строка ФИО может содержать буквы, пробелы и дефисы.</text:p>
          </table:table-cell>
          <table:table-cell table:style-name="Table5.C2" office:value-type="string">
            <text:p text:style-name="P84"><text:span text:style-name="T33">Проверка выполняется корректно </text:span>(рисунок ).</text:p>
          </table:table-cell>
        </table:table-row>
        <table:table-row>
          <table:table-cell table:style-name="Table5.A2" office:value-type="string">
            <text:p text:style-name="P83">Проверка номера паспорта</text:p>
          </table:table-cell>
          <table:table-cell table:style-name="Table5.A2" office:value-type="string">
            <text:p text:style-name="P83">Номер паспорта имеет шаблон <text:line-break/>«ХХХХ-ХХХХХХ». </text:p>
          </table:table-cell>
          <table:table-cell table:style-name="Table5.C2" office:value-type="string">
            <text:p text:style-name="P84"><text:span text:style-name="T33">Проверка шаблона выполняется корректно </text:span>(рисунок ). <text:span text:style-name="T33">Повторный ввод при нарушении шаблона.</text:span></text:p>
          </table:table-cell>
        </table:table-row>
        <table:table-row>
          <table:table-cell table:style-name="Table5.A2" office:value-type="string">
            <text:p text:style-name="P83">Проверка года рождения</text:p>
          </table:table-cell>
          <table:table-cell table:style-name="Table5.A2" office:value-type="string">
            <text:p text:style-name="P83">Год рождения — целое число от 1900 до 2011.</text:p>
          </table:table-cell>
          <table:table-cell table:style-name="Table5.C2" office:value-type="string">
            <text:p text:style-name="P83">Повторный ввод при выходе из диапазона. </text:p>
          </table:table-cell>
        </table:table-row>
        <table:table-row>
          <table:table-cell table:style-name="Table5.A2" office:value-type="string">
            <text:p text:style-name="P83">Проверка номера SIM-карты</text:p>
          </table:table-cell>
          <table:table-cell table:style-name="Table5.A2" office:value-type="string">
            <text:p text:style-name="P83">Номер карты имеет шаблон <text:line-break/>«ХХХ-ХХХХХХХ». </text:p>
          </table:table-cell>
          <table:table-cell table:style-name="Table5.C2" office:value-type="string">
            <text:p text:style-name="P84"><text:span text:style-name="T33">Проверка шаблона выполняется корректно </text:span>(рисунок ). <text:span text:style-name="T33">Повторный ввод при нарушении шаблона.</text:span></text:p>
          </table:table-cell>
        </table:table-row>
        <table:table-row>
          <table:table-cell table:style-name="Table5.A2" office:value-type="string">
            <text:p text:style-name="P83">Проверка года выпуска карты</text:p>
          </table:table-cell>
          <table:table-cell table:style-name="Table5.A2" office:value-type="string">
            <text:p text:style-name="P83">Год выпуска — целое число от <text:s/>2000 до 2025.</text:p>
          </table:table-cell>
          <table:table-cell table:style-name="Table5.C2" office:value-type="string">
            <text:p text:style-name="P83">Повторный ввод при выходе из диапазона. </text:p>
          </table:table-cell>
        </table:table-row>
      </table:table>
      <text:p text:style-name="P85"/>
      <text:p text:style-name="ГОСТ_20_Текст">Тестирование коллизий хеш-таблицы и балансировки дерева.</text:p>
      <table:table table:name="Table6" table:style-name="Table6">
        <table:table-column table:style-name="Table6.A" table:number-columns-repeated="2"/>
        <table:table-column table:style-name="Table6.C"/>
        <table:table-row>
          <table:table-cell table:style-name="Table6.A1" office:value-type="string">
            <text:p text:style-name="P86">Тестируемое действие <text:s/></text:p>
          </table:table-cell>
          <table:table-cell table:style-name="Table6.A1" office:value-type="string">
            <text:p text:style-name="P86">Ожидаемый результат</text:p>
          </table:table-cell>
          <table:table-cell table:style-name="Table6.C1" office:value-type="string">
            <text:p text:style-name="P86">Фактический результат</text:p>
          </table:table-cell>
        </table:table-row>
        <table:table-row>
          <table:table-cell table:style-name="Table6.A2" office:value-type="string">
            <text:p text:style-name="P87">Создание коллизии при добавлении SIM-карты.</text:p>
          </table:table-cell>
          <table:table-cell table:style-name="Table6.A2" office:value-type="string">
            <text:p text:style-name="P87">Значение добавляется в следующую свободную ячейку таблицы.</text:p>
          </table:table-cell>
          <table:table-cell table:style-name="Table6.C2" office:value-type="string">
            <text:p text:style-name="P88"><text:span text:style-name="T34">Добавление выполнено успешно</text:span><text:span text:style-name="T33"> </text:span>(рисунок ).</text:p>
          </table:table-cell>
        </table:table-row>
        <table:table-row>
          <table:table-cell table:style-name="Table6.A2" office:value-type="string">
            <text:p text:style-name="P87">Расширение таблицы при добавлении максимального <text:soft-page-break/>количества элементов.</text:p>
          </table:table-cell>
          <table:table-cell table:style-name="Table6.A2" office:value-type="string">
            <text:p text:style-name="P87">Таблица перестраивается, так как вычисляются новые <text:soft-page-break/>хеши для каждого ключа.</text:p>
          </table:table-cell>
          <table:table-cell table:style-name="Table6.C2" office:value-type="string">
            <text:p text:style-name="P88"><text:span text:style-name="T34">Добавление выполнено успешно</text:span><text:span text:style-name="T33"> </text:span>(рисунок ). <text:soft-page-break/><text:span text:style-name="T34">Порядок элементов в таблице изменился.</text:span></text:p>
          </table:table-cell>
        </table:table-row>
        <table:table-row>
          <table:table-cell table:style-name="Table6.A2" office:value-type="string">
            <text:p text:style-name="P87">Балансировка дерева при последовательном добавлении клиентов с возрастающими номерами паспортов.</text:p>
          </table:table-cell>
          <table:table-cell table:style-name="Table6.A2" office:value-type="string">
            <text:p text:style-name="P87">При балансировке меняется порядок обхода узлов дерева.</text:p>
          </table:table-cell>
          <table:table-cell table:style-name="Table6.C2" office:value-type="string">
            <text:p text:style-name="P87">Добавление выполнено успешно. Порядок обхода узлов дерева изменен (рисунок ).</text:p>
          </table:table-cell>
        </table:table-row>
      </table:table>
      <text:p text:style-name="P89"/>
      <text:p text:style-name="P90"><text:bookmark-start text:name="__RefHeading___Toc6021_1014417464"/>ЗАКЛЮЧЕНИЕ<text:bookmark-end text:name="__RefHeading___Toc6021_1014417464"/></text:p>
      <text:p text:style-name="P91"><text:span text:style-name="T35">В результате выполнения </text:span>курсового проекта <text:span text:style-name="T35">были </text:span><text:span text:style-name="T36">реализованы структуры данных «Связный список», «Хеш таблица», «АВЛ-дерево», основные алгоритмы работы с ними, а также алгоритмы вычисления хеш функции строки, поиска подстроки в строке, сортировки связного списка слиянием. <text:s/>Получен опыт разработки информационной </text:span>систем<text:span text:style-name="T36">ы </text:span>для предметной области «Обслуживание клиентов оператора сотовой связи». </text:p>
      <text:p text:style-name="P92"><text:span text:style-name="T36">Структуры и алгоритмы обработки данных существенно влияют на производительность системы</text:span><text:span text:style-name="T12">. </text:span><text:span text:style-name="T36">Использование оптимальных инструментов позволяет </text:span><text:span text:style-name="T13">снизить расход процессорного времени </text:span><text:span text:style-name="T14">и </text:span><text:span text:style-name="T13">памяти и ускорить выполнение программы. </text:span></text:p>
      <text:p text:style-name="P90"><text:bookmark-start text:name="__RefHeading___Toc6029_1014417464"/>СПИСОК ИСПОЛЬЗОВАННОЙ ЛИТЕРАТУРЫ<text:bookmark-end text:name="__RefHeading___Toc6029_1014417464"/></text:p>
      <text:p text:style-name="P93">1. Матьяш В. А. Алгоритмы и структуры данных: учеб. пособие / Матьяш В. А., Рогачев С. А. – СПб.: ГУАП, 2021. – 71 с.</text:p>
      <text:p text:style-name="P94"><text:bookmark-start text:name="__RefHeading___Toc6029_1014417464 Copy 1"/>ПРИЛОЖЕНИЕ А<text:line-break/>Исходный код<text:bookmark-end text:name="__RefHeading___Toc6029_1014417464 Copy 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2.117cm" fo:margin-bottom="0cm" style:contextual-spacing="false" fo:text-align="center" style:justify-single-word="false" fo:orphans="0" fo:widows="0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4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635cm" fo:margin-bottom="0cm" style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Title" style:family="paragraph" style:parent-style-name="Standard" loext:linked-style-name="Заголовок_20_Знак" style:class="chapter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ГОСТ_20_Заголовок" style:display-name="ГОСТ Заголовок" style:family="paragraph" style:parent-style-name="Standard" style:list-style-name="WWNum1" style:list-level="1" style:master-page-name="">
      <style:paragraph-properties fo:margin-left="1.251cm" fo:margin-top="0cm" fo:margin-bottom="0cm" style:contextual-spacing="true" fo:line-height="150%" fo:text-align="justify" style:justify-single-word="false" fo:text-indent="0cm" style:auto-text-indent="false" style:page-number="auto">
        <style:tab-stops/>
      </style:paragraph-properties>
      <style:text-properties fo:color="#000000" loext:opacity="100%" style:font-name="Times New Roman" fo:font-family="'Times New Roman'" style:font-family-generic="roman" fo:font-size="12pt" fo:language="ru" fo:country="RU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ГОСТ_20_Текст" style:display-name="ГОСТ Текст" style:family="paragraph" style:parent-style-name="Standard">
      <style:paragraph-properties fo:margin-top="0cm" fo:margin-bottom="0cm" style:contextual-spacing="true" fo:line-height="150%" fo:text-align="justify" style:justify-single-word="false" fo:text-indent="1.251cm" style:auto-text-indent="false"/>
      <style:text-properties fo:color="#000000" loext:opacity="100%" style:font-name="Times New Roman" fo:font-family="'Times New Roman'" style:font-family-generic="roman" fo:font-size="12pt" fo:language="ru" fo:country="RU" fo:font-style="normal" style:font-size-asian="12pt" style:font-style-asian="normal" style:font-name-complex="Times New Roman1" style:font-family-complex="'Times New Roman'" style:font-family-generic-complex="system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Знак" style:display-name="Заголовок Знак" style:family="text">
      <style:text-properties fo:language="ru" fo:country="RU" fo:font-weight="bold" style:language-asian="ru" style:country-asian="RU" style:font-weight-asian="bold" style:language-complex="ar" style:country-complex="SA" style:font-weight-complex="bold"/>
    </style:style>
    <style:style style:name="Основной_20_текст_20_Знак" style:display-name="Основной текст Знак" style:family="text">
      <style:text-properties fo:font-size="14pt" fo:language="ru" fo:country="RU" style:font-size-asian="14pt" style:language-asian="ru" style:country-asian="RU" style:font-size-complex="14pt" style:language-complex="ar" style:country-complex="SA"/>
    </style:style>
    <style:style style:name="Заголовок_20_1_20_Знак" style:display-name="Заголовок 1 Знак" style:family="text">
      <style:text-properties fo:font-size="14pt" fo:language="ru" fo:country="RU" fo:font-weight="bold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Заголовок_20_3_20_Знак" style:display-name="Заголовок 3 Знак" style:family="text">
      <style:text-properties fo:font-size="16pt" fo:language="en" fo:country="US" style:font-size-asian="16pt" style:language-asian="ru" style:country-asian="RU" style:font-size-complex="16pt" style:language-complex="ar" style:country-complex="SA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loext:is-legal="true" loext:num-list-format="%1%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is-legal="true" loext:num-list-format="%1%.%2%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loext:is-legal="true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is-legal="true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style-name="Bullet_20_Symbols" loext:is-legal="true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is-legal="true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is-legal="true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is-legal="true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is-legal="true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46cm" style:type="center"/>
          <style:tab-stop style:position="8.544cm" style:type="center"/>
          <style:tab-stop style:position="16.498cm" style:type="right"/>
          <style:tab-stop style:position="17.09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8.246cm" style:type="center"/>
          <style:tab-stop style:position="8.544cm" style:type="center"/>
          <style:tab-stop style:position="16.498cm" style:type="right"/>
          <style:tab-stop style:position="17.09cm" style:type="right"/>
        </style:tab-stops>
      </style:paragraph-properties>
    </style:style>
    <style:style style:name="MT1" style:family="text"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2</text:page-number><text:bookmark-end text:name="PageNumWizard_FOOTER_Базовый2"/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4" draw:style-name="Mdp1"/>
    <style:master-page style:name="Converted2" style:page-layout-name="Mpm5" draw:style-name="Mdp1">
      <style:footer>
        <text:p text:style-name="MP2"><text:page-number text:select-page="current">16</text:page-number></text:p>
        <text:p text:style-name="MP3"/>
      </style:footer>
      <style:footer-first>
        <text:p text:style-name="MP2" loext:marker-style-name="MT1"><text:span text:style-name="MT1">3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МИНИСТЕРСТВО ОБРАЗОВАНИЯ И НАУКИ РОССИЙСКОЙ ФЕДЕРАЦИИ</dc:title>
    <meta:initial-creator>user</meta:initial-creator>
    <meta:editing-cycles>61</meta:editing-cycles>
    <meta:print-date>2016-04-25T11:21:00</meta:print-date>
    <meta:creation-date>2016-04-25T11:17:00</meta:creation-date>
    <dc:date>2025-05-31T22:19:51.764535950</dc:date>
    <meta:editing-duration>PT5H28M47S</meta:editing-duration>
    <meta:generator>LibreOffice/25.2.1.2$Linux_X86_64 LibreOffice_project/d3abf4aee5fd705e4a92bba33a32f40bc4e56f49</meta:generator>
    <meta:document-statistic meta:table-count="11" meta:image-count="0" meta:object-count="0" meta:page-count="16" meta:paragraph-count="255" meta:word-count="1897" meta:character-count="14723" meta:non-whitespace-character-count="12983"/>
    <meta:user-defined meta:name="AppVersion">16.0000</meta:user-defined>
    <meta:user-defined meta:name="Company">MoBIL GROUP</meta:user-defined>
    <meta:template xlink:type="simple" xlink:actuate="onRequest" xlink:title="Normal" xlink:href=""/>
  </office:meta>
</office:document-meta>
</file>